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11"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12"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13" style:family="paragraph" style:parent-style-name="Frame_20_contents">
      <style:text-properties officeooo:rsid="003232ed" officeooo:paragraph-rsid="0032cc0c"/>
    </style:style>
    <style:style style:name="P14" style:family="paragraph" style:parent-style-name="Frame_20_contents">
      <style:text-properties fo:font-weight="normal" officeooo:rsid="003a5889" officeooo:paragraph-rsid="003a5889" style:font-weight-asian="normal" style:font-weight-complex="normal"/>
    </style:style>
    <style:style style:name="P15" style:family="paragraph" style:parent-style-name="Frame_20_contents">
      <style:text-properties officeooo:rsid="003bcb25" officeooo:paragraph-rsid="003bcb25"/>
    </style:style>
    <style:style style:name="P16" style:family="paragraph" style:parent-style-name="Frame_20_contents">
      <style:text-properties style:text-underline-style="none" fo:font-weight="bold" officeooo:rsid="003cf6eb" officeooo:paragraph-rsid="003cf6eb" style:font-weight-asian="bold" style:font-weight-complex="bold"/>
    </style:style>
    <style:style style:name="P17" style:family="paragraph" style:parent-style-name="Frame_20_contents">
      <style:paragraph-properties fo:text-align="center" style:justify-single-word="false"/>
    </style:style>
    <style:style style:name="P18" style:family="paragraph" style:parent-style-name="Frame_20_contents">
      <style:text-properties officeooo:rsid="004775ff" officeooo:paragraph-rsid="004775ff"/>
    </style:style>
    <style:style style:name="P19" style:family="paragraph" style:parent-style-name="Standard">
      <style:text-properties officeooo:paragraph-rsid="00140020"/>
    </style:style>
    <style:style style:name="P2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c56c7"/>
    </style:style>
    <style:style style:name="T2" style:family="text">
      <style:text-properties style:text-position="0% 100%"/>
    </style:style>
    <style:style style:name="T3" style:family="text">
      <style:text-properties style:text-position="0% 100%" style:text-underline-style="solid" style:text-underline-width="auto" style:text-underline-color="font-color" fo:font-weight="normal" officeooo:rsid="001e92b8" style:font-weight-asian="normal" style:font-weight-complex="normal"/>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1de9f9" style:font-weight-asian="normal" style:font-weight-complex="normal"/>
    </style:style>
    <style:style style:name="T6" style:family="text">
      <style:text-properties style:text-position="0% 100%" fo:font-weight="normal" officeooo:rsid="001e41ec" style:font-weight-asian="normal" style:font-weight-complex="normal"/>
    </style:style>
    <style:style style:name="T7" style:family="text">
      <style:text-properties style:text-position="0% 100%" fo:font-weight="normal" officeooo:rsid="002884fa" style:font-weight-asian="normal" style:font-weight-complex="normal"/>
    </style:style>
    <style:style style:name="T8" style:family="text">
      <style:text-properties style:text-position="0% 100%" fo:font-weight="normal" officeooo:rsid="002a7369" style:font-weight-asian="normal" style:font-weight-complex="normal"/>
    </style:style>
    <style:style style:name="T9" style:family="text">
      <style:text-properties style:text-position="0% 100%" fo:font-weight="normal" officeooo:rsid="002bd570" style:font-weight-asian="normal" style:font-weight-complex="normal"/>
    </style:style>
    <style:style style:name="T10" style:family="text">
      <style:text-properties style:text-position="0% 100%" fo:font-weight="normal" officeooo:rsid="0030170d" style:font-weight-asian="normal" style:font-weight-complex="normal"/>
    </style:style>
    <style:style style:name="T11" style:family="text">
      <style:text-properties style:text-position="0% 100%" fo:font-weight="normal" officeooo:rsid="0032cc0c" style:font-weight-asian="normal" style:font-weight-complex="normal"/>
    </style:style>
    <style:style style:name="T12" style:family="text">
      <style:text-properties style:text-position="0% 100%" fo:font-weight="normal" officeooo:rsid="00363ddb" style:font-weight-asian="normal" style:font-weight-complex="normal"/>
    </style:style>
    <style:style style:name="T13" style:family="text">
      <style:text-properties style:text-position="0% 100%" fo:font-weight="normal" officeooo:rsid="0036449b" style:font-weight-asian="normal" style:font-weight-complex="normal"/>
    </style:style>
    <style:style style:name="T14" style:family="text">
      <style:text-properties style:text-position="0% 100%" fo:font-weight="normal" officeooo:rsid="004a8961" style:font-weight-asian="normal" style:font-weight-complex="normal"/>
    </style:style>
    <style:style style:name="T15" style:family="text">
      <style:text-properties style:text-position="0% 100%" officeooo:rsid="001de9f9"/>
    </style:style>
    <style:style style:name="T16" style:family="text">
      <style:text-properties style:text-position="0% 100%" style:text-underline-style="none" fo:font-weight="normal" style:font-weight-asian="normal" style:font-weight-complex="normal"/>
    </style:style>
    <style:style style:name="T17" style:family="text">
      <style:text-properties style:text-position="0% 100%" style:text-underline-style="none" fo:font-weight="normal" officeooo:rsid="001e92b8" style:font-weight-asian="normal" style:font-weight-complex="normal"/>
    </style:style>
    <style:style style:name="T18" style:family="text">
      <style:text-properties style:text-position="0% 100%" style:text-underline-style="none" fo:font-weight="normal" officeooo:rsid="001e9c17" style:font-weight-asian="normal" style:font-weight-complex="normal"/>
    </style:style>
    <style:style style:name="T19" style:family="text">
      <style:text-properties style:text-position="0% 100%" style:text-underline-style="none" fo:font-weight="normal" officeooo:rsid="001fe84d" style:font-weight-asian="normal" style:font-weight-complex="normal"/>
    </style:style>
    <style:style style:name="T20" style:family="text">
      <style:text-properties style:text-position="0% 100%" style:text-underline-style="none" fo:font-weight="normal" officeooo:rsid="00245bcf" style:font-weight-asian="normal" style:font-weight-complex="normal"/>
    </style:style>
    <style:style style:name="T21" style:family="text">
      <style:text-properties style:text-position="0% 100%" officeooo:rsid="002884fa"/>
    </style:style>
    <style:style style:name="T22" style:family="text">
      <style:text-properties style:text-position="0% 100%" officeooo:rsid="003453de"/>
    </style:style>
    <style:style style:name="T23" style:family="text">
      <style:text-properties style:text-position="0% 100%" fo:font-weight="bold" officeooo:rsid="00363ddb" style:font-weight-asian="bold" style:font-weight-complex="bold"/>
    </style:style>
    <style:style style:name="T24" style:family="text">
      <style:text-properties style:text-position="0% 100%" officeooo:rsid="004a8961"/>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e41ec" style:font-weight-asian="normal" style:font-weight-complex="normal"/>
    </style:style>
    <style:style style:name="T28" style:family="text">
      <style:text-properties fo:font-weight="normal" officeooo:rsid="001fe84d" style:font-weight-asian="normal" style:font-weight-complex="normal"/>
    </style:style>
    <style:style style:name="T29" style:family="text">
      <style:text-properties fo:font-weight="normal" officeooo:rsid="002aa811" style:font-weight-asian="normal" style:font-weight-complex="normal"/>
    </style:style>
    <style:style style:name="T30" style:family="text">
      <style:text-properties fo:font-weight="normal" officeooo:rsid="002f77b1" style:font-weight-asian="normal" style:font-weight-complex="normal"/>
    </style:style>
    <style:style style:name="T31" style:family="text">
      <style:text-properties fo:font-weight="normal" officeooo:rsid="0030170d" style:font-weight-asian="normal" style:font-weight-complex="normal"/>
    </style:style>
    <style:style style:name="T32" style:family="text">
      <style:text-properties fo:font-weight="normal" officeooo:rsid="0032cc0c" style:font-weight-asian="normal" style:font-weight-complex="normal"/>
    </style:style>
    <style:style style:name="T33" style:family="text">
      <style:text-properties fo:font-weight="normal" officeooo:rsid="003dda31" style:font-weight-asian="normal" style:font-weight-complex="normal"/>
    </style:style>
    <style:style style:name="T34" style:family="text">
      <style:text-properties fo:font-weight="normal" officeooo:rsid="0041ea53" style:font-weight-asian="normal" style:font-weight-complex="normal"/>
    </style:style>
    <style:style style:name="T35" style:family="text">
      <style:text-properties fo:font-weight="normal" officeooo:rsid="00434694" style:font-weight-asian="normal" style:font-weight-complex="normal"/>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1fe84d" style:font-weight-asian="normal" style:font-weight-complex="normal"/>
    </style:style>
    <style:style style:name="T38" style:family="text">
      <style:text-properties style:text-underline-style="none" fo:font-weight="normal" officeooo:rsid="0024b101" style:font-weight-asian="normal" style:font-weight-complex="normal"/>
    </style:style>
    <style:style style:name="T39" style:family="text">
      <style:text-properties style:text-underline-style="none" fo:font-weight="bold" style:font-weight-asian="bold" style:font-weight-complex="bold"/>
    </style:style>
    <style:style style:name="T40" style:family="text">
      <style:text-properties officeooo:rsid="004775ff"/>
    </style:style>
    <style:style style:name="T41" style:family="text">
      <style:text-properties officeooo:rsid="0048fcec"/>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Frame1" text:anchor-type="paragraph" svg:x="-0.051cm" svg:y="-0.005cm" svg:width="10.656cm" draw:z-index="0"><draw:text-box fo:min-height="0.877cm"><text:p text:style-name="P1">Universal Approximator Theorem: <text:span text:style-name="T26">Let </text:span><text:span text:style-name="T4"><draw:g text:anchor-type="as-char" svg:y="-0.157cm" draw:z-index="2" draw:style-name="gr1"><svg:title>TexMaths</svg:title><svg:desc>6§inline§\phi(\cdot)§svg§600§TRUE§</svg:desc><draw:path draw:style-name="gr361" draw:text-style-name="P20"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362" draw:text-style-name="P20" svg:width="0.048cm" svg:height="0.207cm" svg:x="0.136cm" svg:y="0cm" svg:viewBox="0 0 49 208" svg:d="M49 206c0-1 0-1-4-5-26-26-33-65-33-97 0-36 8-72 34-99 3-2 3-2 3-3s-1-2-3-2-21 14-33 41c-11 23-13 46-13 63 0 16 2 41 14 65 12 25 30 39 32 39s3-1 3-2z"><text:p/></draw:path><draw:path draw:style-name="gr363" draw:text-style-name="P20" svg:width="0.022cm" svg:height="0.022cm" svg:x="0.214cm" svg:y="0.093cm" svg:viewBox="0 0 23 23" svg:d="M23 11c0-6-6-11-12-11s-11 5-11 11 5 12 11 12 12-6 12-12z"><text:p/></draw:path><draw:path draw:style-name="gr364" draw:text-style-name="P20" svg:width="0.048cm" svg:height="0.207cm" svg:x="0.267cm" svg:y="0cm" svg:viewBox="0 0 49 208" svg:d="M49 104c0-16-3-41-14-65-13-25-31-39-33-39-1 0-2 1-2 2s0 1 4 5c21 20 33 54 33 97 0 35-8 72-35 99-2 2-2 2-2 3s1 2 2 2c2 0 21-14 33-41 11-23 14-46 14-63z"><text:p/></draw:path></draw:g></text:span><text:span text:style-name="T26"><text:s/>be a non-constant, bounded and monotonically increasing </text:span><text:span text:style-name="T27">fn</text:span><text:span text:style-name="T26">. <text:s/></text:span><text:span text:style-name="T4"><draw:g text:anchor-type="as-char" svg:y="-0.146cm" draw:z-index="8" draw:style-name="gr1"><svg:title>TexMaths</svg:title><svg:desc>6§inline§\forall \epsilon &gt; 0§svg§600§TRUE§</svg:desc><draw:path draw:style-name="gr337" draw:text-style-name="P20" svg:width="0.117cm" svg:height="0.149cm" svg:x="0cm" svg:y="-0.001cm" svg:viewBox="0 0 118 150" svg:d="M116 8c2-2 2-3 2-4 0-2-2-4-5-4s-4 2-5 5c-6 15-11 30-17 46-22 0-43 0-65 0-6-16-11-31-17-46-1-3-2-5-5-5-2 0-4 2-4 4 0 1 0 1 1 4 18 45 36 91 53 137 1 3 2 5 5 5s3-2 5-5c17-45 35-92 52-137zM30 59c19 0 38 0 58 0-10 25-20 50-29 75-10-25-19-50-29-75z"><text:p/></draw:path><draw:path draw:style-name="gr338" draw:text-style-name="P20" svg:width="0.068cm" svg:height="0.091cm" svg:x="0.127cm" svg:y="0.055cm" svg:viewBox="0 0 69 92" svg:d="M53 43c3 0 7 0 7-3s-2-3-6-3c-11 0-23 0-34 0 5-18 17-30 36-30 2 0 4 0 6 0 4 0 7 0 7-4 0-3-2-3-6-3-2 0-5 0-7 0-28 0-56 21-56 53 0 23 16 39 38 39 14 0 27-7 27-10 0 0 0-3-1-3s-2 0-3 1c-7 5-15 8-23 8-12 0-22-9-22-27 0-8 1-15 2-18 11 0 23 0 35 0z"><text:p/></draw:path><draw:path draw:style-name="gr339" draw:text-style-name="P20" svg:width="0.127cm" svg:height="0.12cm" svg:x="0.279cm" svg:y="0.033cm" svg:viewBox="0 0 128 121" svg:d="M125 65c2-1 3-2 3-4 0-3-1-4-3-5-39-18-78-36-117-55-3-1-3-1-4-1-2 0-4 2-4 4s1 3 4 5c37 17 73 34 111 52-38 17-74 34-111 51-3 2-4 3-4 5s2 4 4 4c1 0 1 0 4-2 39-18 78-36 117-54z"><text:p/></draw:path><draw:path draw:style-name="gr340" draw:text-style-name="P20" svg:width="0.088cm" svg:height="0.143cm" svg:x="0.491cm" svg:y="0.005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26"><text:s/>and any continuous f</text:span><text:span text:style-name="T27">n </text:span><text:span text:style-name="T6"><draw:g text:anchor-type="as-char" svg:y="-0.143cm" draw:z-index="9" draw:style-name="gr1"><svg:title>TexMaths</svg:title><svg:desc>6§inline§\in \mathbb{R}^m§svg§600§TRUE§</svg:desc><draw:path draw:style-name="gr334" draw:text-style-name="P20"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335" draw:text-style-name="P20"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336" draw:text-style-name="P20"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26">, there exists an integer </text:span><text:span text:style-name="T4"><draw:g text:anchor-type="as-char" svg:y="-0.143cm" draw:z-index="4" draw:style-name="gr1"><svg:title>TexMaths</svg:title><svg:desc>6§inline§N§svg§600§TRUE§</svg:desc><draw:path draw:style-name="gr354" draw:text-style-name="P20"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26">, real constants </text:span><text:span text:style-name="T4"><draw:g text:anchor-type="as-char" svg:y="-0.146cm" draw:z-index="3" draw:style-name="gr1"><svg:title>TexMaths</svg:title><svg:desc>6§inline§v_i b_i \in \mathbb{R}§svg§600§TRUE§</svg:desc><draw:path draw:style-name="gr355" draw:text-style-name="P20" svg:width="0.092cm" svg:height="0.094cm" svg:x="0cm" svg:y="0.052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356" draw:text-style-name="P20" svg:width="0.043cm" svg:height="0.097cm" svg:x="0.103cm" svg:y="0.079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357" draw:text-style-name="P20" svg:width="0.076cm" svg:height="0.147cm" svg:x="0.176cm" svg:y="-0.001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358" draw:text-style-name="P20" svg:width="0.043cm" svg:height="0.097cm" svg:x="0.263cm" svg:y="0.079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359" draw:text-style-name="P20" svg:width="0.104cm" svg:height="0.12cm" svg:x="0.402cm" svg:y="0.032cm" svg:viewBox="0 0 105 121" svg:d="M98 65c3 0 7 0 7-4s-4-4-7-4c-30 0-60 0-90 0 3-28 27-49 57-49 10 0 22 0 33 0 3 0 7 0 7-4s-4-4-7-4c-12 0-23 0-34 0-36 0-64 27-64 61 0 33 28 60 64 60 11 0 22 0 34 0 3 0 7 0 7-4s-4-4-7-4c-11 0-23 0-33 0-30 0-54-20-57-48 30 0 60 0 90 0z"><text:p/></draw:path><draw:path draw:style-name="gr360" draw:text-style-name="P20" svg:width="0.143cm" svg:height="0.142cm" svg:x="0.586cm" svg:y="0.002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26"><text:s/>and real vectors </text:span><text:span text:style-name="T4"><draw:g text:anchor-type="as-char" svg:y="-0.145cm" draw:z-index="5" draw:style-name="gr1"><svg:title>TexMaths</svg:title><svg:desc>6§inline§w_i \in \mathbb{R}§svg§600§TRUE§</svg:desc><draw:path draw:style-name="gr350" draw:text-style-name="P20" svg:width="0.139cm" svg:height="0.094cm" svg:x="0cm" svg:y="0.05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351" draw:text-style-name="P20"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352" draw:text-style-name="P20"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353" draw:text-style-name="P20"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26"><text:s/>where </text:span><text:span text:style-name="T4"><draw:g text:anchor-type="as-char" svg:y="-0.143cm" draw:z-index="6" draw:style-name="gr1"><svg:title>TexMaths</svg:title><svg:desc>6§inline§i=1, \ldots N§svg§600§TRUE§</svg:desc><draw:path draw:style-name="gr342" draw:text-style-name="P20"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343" draw:text-style-name="P20" svg:width="0.139cm" svg:height="0.048cm" svg:x="0.136cm" svg:y="0.066cm" svg:viewBox="0 0 140 49" svg:d="M133 8c3 0 7 0 7-4s-4-4-7-4c-42 0-84 0-126 0-3 0-7 0-7 4s4 4 7 4c42 0 84 0 126 0zM133 49c3 0 7 0 7-4s-4-4-7-4c-42 0-84 0-126 0-3 0-7 0-7 4s4 4 7 4c42 0 84 0 126 0z"><text:p/></draw:path><draw:path draw:style-name="gr344" draw:text-style-name="P20"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345" draw:text-style-name="P20" svg:width="0.024cm" svg:height="0.062cm" svg:x="0.47cm" svg:y="0.12cm" svg:viewBox="0 0 25 63" svg:d="M25 22c0-14-5-22-14-22-7 0-11 5-11 11s4 11 11 11c3 0 6 0 8-2 0-1 0-1 1-1 0 1 0 0 0 3 0 16-7 28-14 35-2 3-2 3-2 4s1 2 1 2c3 0 20-16 20-41z"><text:p/></draw:path><draw:path draw:style-name="gr346" draw:text-style-name="P20" svg:width="0.022cm" svg:height="0.021cm" svg:x="0.563cm" svg:y="0.12cm" svg:viewBox="0 0 23 22" svg:d="M23 11c0-6-6-11-12-11s-11 5-11 11 5 11 11 11 12-5 12-11z"><text:p/></draw:path><draw:path draw:style-name="gr347" draw:text-style-name="P20" svg:width="0.022cm" svg:height="0.021cm" svg:x="0.657cm" svg:y="0.12cm" svg:viewBox="0 0 23 22" svg:d="M23 11c0-6-6-11-12-11s-11 5-11 11 5 11 11 11 12-5 12-11z"><text:p/></draw:path><draw:path draw:style-name="gr348" draw:text-style-name="P20" svg:width="0.021cm" svg:height="0.021cm" svg:x="0.751cm" svg:y="0.12cm" svg:viewBox="0 0 22 22" svg:d="M22 11c0-6-5-11-11-11s-11 5-11 11 5 11 11 11 11-5 11-11z"><text:p/></draw:path><draw:path draw:style-name="gr349" draw:text-style-name="P20"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26"><text:s/>such that: </text:span><text:span text:style-name="T2"><draw:g text:anchor-type="as-char" svg:y="-0.208cm" draw:z-index="1" draw:style-name="gr1"><svg:title>TexMaths</svg:title><svg:desc>6§inline§F(\vec{x})=\sum^N_{i=1}v_i\phi(\vec{w}_i^T\vec{x}+b_i) \quad \text{with } |F(\vec{x}) - f(\vec{x})| &lt; \epsilon§svg§600§TRUE§</svg:desc><draw:path draw:style-name="gr365" draw:text-style-name="P20"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366" draw:text-style-name="P20" svg:width="0.048cm" svg:height="0.21cm" svg:x="0.178cm" svg:y="0.049cm" svg:viewBox="0 0 49 211" svg:d="M49 208l-4-4c-26-27-33-67-33-98 0-37 8-74 34-100 3-3 3-3 3-4s-1-2-2-2c-3 0-22 14-34 41-11 23-13 47-13 65 0 16 2 41 14 65 12 26 30 40 33 40 1 0 2-1 2-3z"><text:p/></draw:path><draw:path draw:style-name="gr367" draw:text-style-name="P20" svg:width="0.092cm" svg:height="0.041cm" svg:x="0.274cm" svg:y="0.056cm" svg:viewBox="0 0 93 42" svg:d="M74 25c-2 3-9 9-9 12s2 5 4 5 3-2 4-3c3-4 7-9 16-14 2-1 4-2 4-5 0-1-1-3-3-4-4-3-7-6-8-12-1-2-2-4-5-4s-4 2-4 4c0 1 2 8 5 12-23 0-47 0-71 0-3 0-7 0-7 4 0 5 4 5 7 5 22 0 45 0 67 0z"><text:p/></draw:path><draw:path draw:style-name="gr368" draw:text-style-name="P20"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369" draw:text-style-name="P20" svg:width="0.048cm" svg:height="0.21cm" svg:x="0.371cm" svg:y="0.049cm" svg:viewBox="0 0 49 211" svg:d="M49 106c0-17-2-42-14-66-12-26-31-40-33-40-1 0-2 1-2 2s0 1 4 5c21 21 33 54 33 99 0 35-8 72-34 99-3 3-3 3-3 3 0 2 1 3 2 3 2 0 21-15 34-41 11-24 13-47 13-64z"><text:p/></draw:path><draw:path draw:style-name="gr370" draw:text-style-name="P20" svg:width="0.139cm" svg:height="0.049cm" svg:x="0.511cm" svg:y="0.129cm" svg:viewBox="0 0 140 50" svg:d="M133 8c3 0 7 0 7-4s-4-4-7-4c-42 0-84 0-126 0-3 0-7 0-7 4s4 4 7 4c42 0 84 0 126 0zM133 50c3 0 7 0 7-4s-4-4-7-4c-42 0-84 0-126 0-3 0-7 0-7 4s4 4 7 4c42 0 84 0 126 0z"><text:p/></draw:path><draw:path draw:style-name="gr371" draw:text-style-name="P20"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372" draw:text-style-name="P20"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373" draw:text-style-name="P20"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374" draw:text-style-name="P20" svg:width="0.108cm" svg:height="0.039cm" svg:x="1.015cm" svg:y="0.213cm" svg:viewBox="0 0 109 40" svg:d="M103 7c3 0 6 0 6-3 0-4-4-4-6-4-32 0-65 0-98 0-1 0-5 0-5 4 0 3 4 3 5 3 33 0 66 0 98 0zM103 40c2 0 6 0 6-4s-3-4-6-4c-32 0-65 0-98 0-1 0-5 0-5 4s4 4 5 4c33 0 66 0 98 0z"><text:p/></draw:path><draw:path draw:style-name="gr375" draw:text-style-name="P20"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376" draw:text-style-name="P20"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377" draw:text-style-name="P20"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378" draw:text-style-name="P20"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379" draw:text-style-name="P20" svg:width="0.048cm" svg:height="0.21cm" svg:x="1.582cm" svg:y="0.049cm" svg:viewBox="0 0 49 211" svg:d="M49 208l-3-4c-27-27-33-67-33-98 0-37 7-74 33-100 3-3 3-3 3-4s0-2-2-2-21 14-33 41c-11 23-14 47-14 65 0 16 2 41 14 65 13 26 31 40 33 40s2-1 2-3z"><text:p/></draw:path><draw:path draw:style-name="gr380" draw:text-style-name="P20" svg:width="0.093cm" svg:height="0.041cm" svg:x="1.709cm" svg:y="0.056cm" svg:viewBox="0 0 94 42" svg:d="M75 25c-3 3-10 9-10 12s2 5 4 5 3-2 4-3c3-4 7-9 17-14 1-1 4-2 4-5 0-1-2-3-3-4-5-3-8-6-9-12 0-2-2-4-4-4-3 0-5 2-5 4 0 1 2 8 6 12-24 0-48 0-72 0-3 0-7 0-7 4 0 5 4 5 7 5 23 0 45 0 68 0z"><text:p/></draw:path><draw:path draw:style-name="gr381" draw:text-style-name="P20"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382" draw:text-style-name="P20"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383" draw:text-style-name="P20"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384" draw:text-style-name="P20" svg:width="0.093cm" svg:height="0.041cm" svg:x="1.969cm" svg:y="0.056cm" svg:viewBox="0 0 94 42" svg:d="M75 25c-3 3-10 9-10 12s2 5 4 5 3-2 4-3c3-4 7-9 17-14 1-1 4-2 4-5 0-1-2-3-3-4-5-3-8-6-9-12 0-2-2-4-5-4s-4 2-4 4c0 1 2 8 6 12-24 0-48 0-72 0-3 0-7 0-7 4 0 5 4 5 7 5 23 0 45 0 68 0z"><text:p/></draw:path><draw:path draw:style-name="gr385" draw:text-style-name="P20"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386" draw:text-style-name="P20"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387" draw:text-style-name="P20"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388" draw:text-style-name="P20"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389" draw:text-style-name="P20" svg:width="0.048cm" svg:height="0.21cm" svg:x="2.484cm" svg:y="0.049cm" svg:viewBox="0 0 49 211" svg:d="M49 106c0-17-2-42-14-66-13-26-31-40-33-40-1 0-2 1-2 2s0 1 4 5c21 21 33 54 33 99 0 35-8 72-34 99-3 3-3 3-3 3 0 2 1 3 2 3 2 0 21-15 33-41 11-24 14-47 14-64z"><text:p/></draw:path><draw:path draw:style-name="gr390" draw:text-style-name="P20"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391" draw:text-style-name="P20"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392" draw:text-style-name="P20" svg:width="0.065cm" svg:height="0.131cm" svg:x="2.979cm" svg:y="0.078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393" draw:text-style-name="P20"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394" draw:text-style-name="P20" svg:width="0.007cm" svg:height="0.21cm" svg:x="3.27cm" svg:y="0.049cm" svg:viewBox="0 0 8 211" svg:d="M8 8c0-4 0-8-4-8s-4 4-4 8c0 65 0 130 0 195 0 4 0 8 4 8s4-4 4-8c0-65 0-130 0-195z"><text:p/></draw:path><draw:path draw:style-name="gr395" draw:text-style-name="P20"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396" draw:text-style-name="P20" svg:width="0.048cm" svg:height="0.21cm" svg:x="3.489cm" svg:y="0.049cm" svg:viewBox="0 0 49 211" svg:d="M49 208l-4-4c-26-27-33-67-33-98 0-37 8-74 34-100 3-3 3-3 3-4s-1-2-2-2c-3 0-21 14-34 41-11 23-13 47-13 65 0 16 2 41 14 65 12 26 30 40 33 40 1 0 2-1 2-3z"><text:p/></draw:path><draw:path draw:style-name="gr397" draw:text-style-name="P20" svg:width="0.093cm" svg:height="0.041cm" svg:x="3.586cm" svg:y="0.056cm" svg:viewBox="0 0 94 42" svg:d="M75 25c-3 3-10 9-10 12s2 5 4 5 3-2 4-3c3-4 7-9 17-14 1-1 4-2 4-5 0-1-2-3-3-4-5-3-8-6-9-12-1-2-2-4-5-4s-4 2-4 4c0 1 2 8 6 12-24 0-48 0-72 0-3 0-7 0-7 4 0 5 4 5 7 5 23 0 45 0 68 0z"><text:p/></draw:path><draw:path draw:style-name="gr398" draw:text-style-name="P20"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399" draw:text-style-name="P20" svg:width="0.048cm" svg:height="0.21cm" svg:x="3.683cm" svg:y="0.049cm" svg:viewBox="0 0 49 211" svg:d="M49 106c0-17-2-42-14-66-12-26-31-40-33-40-1 0-2 1-2 2s0 1 4 5c21 21 33 54 33 99 0 35-8 72-34 99-3 3-3 3-3 3 0 2 1 3 2 3 2 0 21-15 34-41 11-24 13-47 13-64z"><text:p/></draw:path><draw:path draw:style-name="gr400" draw:text-style-name="P20" svg:width="0.128cm" svg:height="0.008cm" svg:x="3.817cm" svg:y="0.149cm" svg:viewBox="0 0 129 9" svg:d="M122 9c3 0 7 0 7-4 0-5-4-5-7-5-38 0-76 0-114 0-4 0-8 0-8 5 0 4 4 4 8 4 38 0 76 0 114 0z"><text:p/></draw:path><draw:path draw:style-name="gr401" draw:text-style-name="P20"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402" draw:text-style-name="P20" svg:width="0.048cm" svg:height="0.21cm" svg:x="4.157cm" svg:y="0.049cm" svg:viewBox="0 0 49 211" svg:d="M49 208l-3-4c-27-27-33-67-33-98 0-37 7-74 33-100 3-3 3-3 3-4s-1-2-2-2c-2 0-21 14-34 41-10 23-13 47-13 65 0 16 2 41 14 65 13 26 31 40 33 40 1 0 2-1 2-3z"><text:p/></draw:path><draw:path draw:style-name="gr403" draw:text-style-name="P20" svg:width="0.093cm" svg:height="0.041cm" svg:x="4.254cm" svg:y="0.056cm" svg:viewBox="0 0 94 42" svg:d="M75 25c-3 3-10 9-10 12s2 5 5 5c1 0 3-2 3-3 3-4 8-9 17-14 2-1 4-2 4-5 0-1-2-3-3-4-5-3-7-6-9-12 0-2-1-4-4-4s-4 2-4 4c0 1 2 8 5 12-24 0-48 0-71 0-4 0-8 0-8 4 0 5 4 5 8 5 22 0 45 0 67 0z"><text:p/></draw:path><draw:path draw:style-name="gr404" draw:text-style-name="P20"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405" draw:text-style-name="P20" svg:width="0.048cm" svg:height="0.21cm" svg:x="4.351cm" svg:y="0.049cm" svg:viewBox="0 0 49 211" svg:d="M49 106c0-17-2-42-14-66-13-26-31-40-33-40-1 0-2 1-2 2s0 1 4 5c21 21 33 54 33 99 0 35-8 72-34 99-3 3-3 3-3 3 0 2 1 3 2 3 2 0 21-15 33-41 11-24 14-47 14-64z"><text:p/></draw:path><draw:path draw:style-name="gr406" draw:text-style-name="P20" svg:width="0.008cm" svg:height="0.21cm" svg:x="4.446cm" svg:y="0.049cm" svg:viewBox="0 0 9 211" svg:d="M9 8c0-4 0-8-4-8-5 0-5 4-5 8 0 65 0 130 0 195 0 4 0 8 5 8 4 0 4-4 4-8 0-65 0-130 0-195z"><text:p/></draw:path><draw:path draw:style-name="gr407" draw:text-style-name="P20" svg:width="0.128cm" svg:height="0.121cm" svg:x="4.556cm" svg:y="0.093cm" svg:viewBox="0 0 129 122" svg:d="M125 8c2-1 4-1 4-4 0-2-2-4-4-4-1 0-1 0-4 1-39 19-78 37-117 56-2 1-4 1-4 4s2 3 4 5c39 18 78 36 117 55 3 1 3 1 4 1 2 0 4-2 4-4 0-3-2-3-4-4-37-18-74-35-111-53 37-17 74-35 111-53z"><text:p/></draw:path><draw:path draw:style-name="gr408" draw:text-style-name="P20"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15"><text:s/></text:span><text:span text:style-name="T5">where </text:span><text:span text:style-name="T5"><draw:g text:anchor-type="as-char" svg:y="-0.146cm" draw:z-index="7" draw:style-name="gr1"><svg:title>TexMaths</svg:title><svg:desc>6§inline§\phi§svg§600§TRUE§</svg:desc><draw:path draw:style-name="gr341" draw:text-style-name="P20"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5"><text:s/>is a sensible activation function. </text:span><text:span text:style-name="T3">Problems</text:span><text:span text:style-name="T17">: </text:span><text:span text:style-name="T17"><draw:g text:anchor-type="as-char" svg:y="-0.092cm" draw:z-index="10" draw:style-name="gr1"><svg:title>TexMaths</svg:title><svg:desc>6§inline§\epsilon§svg§600§TRUE§</svg:desc><draw:path draw:style-name="gr333" draw:text-style-name="P20"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17"><text:s/></text:span><text:span text:style-name="T18">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26">: </text:span></text:p><text:p text:style-name="P10"><text:span text:style-name="T26">Sample Explosion</text:span><text:span text:style-name="T36">: As the number of features or dimensions grows, the amount of data we need to generalize accurately grows exponentiall</text:span><text:span text:style-name="T37">y To approximate a (Lipschitz) continuous function </text:span><text:span text:style-name="T19"><draw:g text:anchor-type="as-char" svg:y="-0.18cm" draw:z-index="12" draw:style-name="gr1"><svg:title>TexMaths</svg:title><svg:desc>6§inline§f: \mathbb{R}^d \rightarrow \mathbb{R}§svg§600§TRUE§</svg:desc><draw:path draw:style-name="gr327" draw:text-style-name="P20"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328" draw:text-style-name="P20" svg:width="0.022cm" svg:height="0.089cm" svg:x="0.19cm" svg:y="0.087cm" svg:viewBox="0 0 23 90" svg:d="M23 11c0-6-6-11-12-11s-11 5-11 11 5 11 11 11 12-5 12-11zM23 80c0-7-6-12-12-12s-11 5-11 12c0 6 5 10 11 10s12-4 12-10z"><text:p/></draw:path><draw:path draw:style-name="gr329" draw:text-style-name="P20"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330" draw:text-style-name="P20"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331" draw:text-style-name="P20"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332" draw:text-style-name="P20"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37"><text:s/>with </text:span><text:span text:style-name="T19"><draw:g text:anchor-type="as-char" svg:y="-0.092cm" draw:z-index="13" draw:style-name="gr1"><svg:title>TexMaths</svg:title><svg:desc>6§inline§\epsilon§svg§600§TRUE§</svg:desc><draw:path draw:style-name="gr326" draw:text-style-name="P20"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37"><text:s/>accuracy one needs </text:span><text:span text:style-name="T19"><draw:g text:anchor-type="as-char" svg:y="-0.178cm" draw:z-index="14" draw:style-name="gr1"><svg:title>TexMaths</svg:title><svg:desc>6§inline§O(\epsilon^{-d})§svg§600§TRUE§</svg:desc><draw:path draw:style-name="gr320" draw:text-style-name="P20" svg:width="0.145cm" svg:height="0.152cm" svg:x="0cm" svg:y="0.03cm" svg:viewBox="0 0 146 153" svg:d="M146 57c0-34-22-57-54-57-46 0-92 48-92 97 0 35 24 56 54 56 44 0 92-46 92-96zM55 147c-21 0-35-17-35-44 0-9 3-40 19-65 14-22 35-33 52-33s36 12 36 44c0 15-6 48-27 73-10 13-27 25-45 25z"><text:p/></draw:path><draw:path draw:style-name="gr321" draw:text-style-name="P20" svg:width="0.048cm" svg:height="0.209cm" svg:x="0.177cm" svg:y="0.021cm" svg:viewBox="0 0 49 210" svg:d="M49 207l-3-4c-27-26-33-67-33-98 0-36 7-73 33-100 3-2 3-3 3-3 0-1-1-2-2-2-2 0-21 14-34 41-11 23-13 46-13 64 0 16 2 42 14 65 12 26 31 40 33 40 1 0 2-1 2-3z"><text:p/></draw:path><draw:path draw:style-name="gr322" draw:text-style-name="P20"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323" draw:text-style-name="P20" svg:width="0.099cm" svg:height="0.006cm" svg:x="0.339cm" svg:y="0.062cm" svg:viewBox="0 0 100 7" svg:d="M94 7c2 0 6 0 6-3 0-4-4-4-6-4-30 0-59 0-88 0-2 0-6 0-6 4 0 3 4 3 6 3 29 0 58 0 88 0z"><text:p/></draw:path><draw:path draw:style-name="gr324" draw:text-style-name="P20"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325" draw:text-style-name="P20" svg:width="0.048cm" svg:height="0.209cm" svg:x="0.565cm" svg:y="0.021cm" svg:viewBox="0 0 49 210" svg:d="M49 105c0-17-3-42-14-66-13-26-31-39-33-39-1 0-2 1-2 2 0 0 0 1 4 5 21 21 33 54 33 98 0 36-8 72-35 99-2 3-2 3-2 3 0 2 1 3 2 3 2 0 21-15 33-41 11-24 14-47 14-64z"><text:p/></draw:path></draw:g></text:span><text:span text:style-name="T37"><text:s/>samples.</text:span></text:p><text:p text:style-name="P11"><text:span text:style-name="T28">S</text:span><text:span text:style-name="T26">parseness</text:span><text:span text:style-name="T36">: The more features we use, the more sparse the data becomes such that accurate estimation of the classifier’s parameters (i.e. its decision boundaries) becomes more difficult, this sparseness is not uniformly distributed over the search spac</text:span><text:span text:style-name="T38">e; the higher dimensions you have the higher probability that a data-point will sit in its own distinct corner in the hypercube.</text:span></text:p><text:p text:style-name="P12"><text:span text:style-name="T26">Math</text:span><text:span text:style-name="T36">: </text:span><text:span text:style-name="T16"><draw:g text:anchor-type="as-char" svg:y="-0.159cm" draw:z-index="15" draw:style-name="gr1"><svg:title>TexMaths</svg:title><svg:desc>6§inline§V^n_{rind}  &amp; = (1-\alpha^n) V_{original}§svg§600§TRUE§</svg:desc><draw:path draw:style-name="gr298" draw:text-style-name="P20"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299" draw:text-style-name="P20"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300" draw:text-style-name="P20"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301" draw:text-style-name="P20"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302" draw:text-style-name="P20"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303" draw:text-style-name="P20"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304" draw:text-style-name="P20" svg:width="0.139cm" svg:height="0.049cm" svg:x="0.526cm" svg:y="0.079cm" svg:viewBox="0 0 140 50" svg:d="M133 9c3 0 7-1 7-5s-4-4-7-4c-42 0-84 0-126 0-3 0-7 0-7 4s4 5 7 5c42 0 84 0 126 0zM133 50c3 0 7 0 7-4 0-5-4-5-7-5-42 0-84 0-126 0-3 0-7 0-7 5 0 4 4 4 7 4 42 0 84 0 126 0z"><text:p/></draw:path><draw:path draw:style-name="gr305" draw:text-style-name="P20" svg:width="0.048cm" svg:height="0.21cm" svg:x="0.757cm" svg:y="0cm" svg:viewBox="0 0 49 211" svg:d="M49 208l-3-4c-27-27-33-67-33-99 0-36 7-73 33-99 3-3 3-3 3-4s-1-2-2-2c-2 0-21 14-34 42-11 22-13 46-13 63s2 42 14 66c13 26 31 40 33 40 1 0 2-1 2-3z"><text:p/></draw:path><draw:path draw:style-name="gr306" draw:text-style-name="P20"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307" draw:text-style-name="P20" svg:width="0.128cm" svg:height="0.008cm" svg:x="0.988cm" svg:y="0.101cm" svg:viewBox="0 0 129 9" svg:d="M121 9c4 0 8-1 8-5s-4-4-8-4c-38 0-76 0-114 0-3 0-7 0-7 4s4 5 7 5c38 0 76 0 114 0z"><text:p/></draw:path><draw:path draw:style-name="gr308" draw:text-style-name="P20"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309" draw:text-style-name="P20"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310" draw:text-style-name="P20" svg:width="0.048cm" svg:height="0.21cm" svg:x="1.443cm" svg:y="0cm" svg:viewBox="0 0 49 211" svg:d="M49 105c0-16-2-41-14-65-12-26-31-40-33-40-1 0-2 1-2 2s0 1 4 5c21 21 33 54 33 98 0 36-8 73-34 100-3 3-3 3-3 3 0 1 1 3 2 3 2 0 21-15 34-42 11-23 13-46 13-64z"><text:p/></draw:path><draw:path draw:style-name="gr311" draw:text-style-name="P20"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312" draw:text-style-name="P20" svg:width="0.069cm" svg:height="0.065cm" svg:x="1.646cm" svg:y="0.123cm" svg:viewBox="0 0 70 66" svg:d="M70 25c0-16-13-25-27-25-22 0-43 20-43 40 0 15 11 26 27 26 21 0 43-19 43-41zM27 62c-7 0-14-5-14-16 0-6 2-21 8-29 7-9 15-13 22-13s14 5 14 16c0 4-2 19-8 29-6 8-14 13-22 13z"><text:p/></draw:path><draw:path draw:style-name="gr313" draw:text-style-name="P20" svg:width="0.068cm" svg:height="0.065cm" svg:x="1.727cm" svg:y="0.123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314" draw:text-style-name="P20"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315" draw:text-style-name="P20" svg:width="0.072cm" svg:height="0.094cm" svg:x="1.869cm" svg:y="0.123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316" draw:text-style-name="P20"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317" draw:text-style-name="P20" svg:width="0.089cm" svg:height="0.065cm" svg:x="2.016cm" svg:y="0.123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318" draw:text-style-name="P20" svg:width="0.074cm" svg:height="0.065cm" svg:x="2.123cm" svg:y="0.123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319" draw:text-style-name="P20" svg:width="0.032cm" svg:height="0.103cm" svg:x="2.214cm" svg:y="0.086cm" svg:viewBox="0 0 33 104" svg:d="M32 5c0-1 1-2 1-3 0 0-1-2-2-2-3 0-15 1-20 2 0 0-3 0-3 3 0 2 3 2 4 2 7 0 7 1 7 3 0 0 0 1 0 3-6 24-12 48-18 72-1 2-1 3-1 5 0 10 8 14 16 14 3 0 7-1 11-8 3-5 5-14 5-14 0-3-1-3-2-3-2 0-2 2-3 4-2 8-5 17-11 17-4 0-5-4-5-7 0-2 0-5 1-6 7-28 14-55 20-82z"><text:p/></draw:path></draw:g></text:span><text:span text:style-name="T16"><text:s/></text:span><text:span text:style-name="T16"><draw:g text:anchor-type="as-char" svg:y="-0.189cm" draw:z-index="16" draw:style-name="gr1"><svg:title>TexMaths</svg:title><svg:desc>6§inline§\Rightarrow \frac{V_{rind}}{V_{original}} = 1 - \alpha^n§svg§600§TRUE§</svg:desc><draw:path draw:style-name="gr277" draw:text-style-name="P20"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278" draw:text-style-name="P20"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279" draw:text-style-name="P20"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280" draw:text-style-name="P20"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281" draw:text-style-name="P20"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282" draw:text-style-name="P20" svg:width="0.06cm" svg:height="0.073cm" svg:x="0.748cm" svg:y="0.049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283" draw:text-style-name="P20" svg:width="0.672cm" svg:height="0.007cm" svg:x="0.283cm" svg:y="0.132cm" svg:viewBox="0 0 673 8" svg:d="M0 0c224 0 449 0 673 0 0 3 0 5 0 8-224 0-449 0-673 0 0-3 0-5 0-8z"><text:p/></draw:path><draw:path draw:style-name="gr284" draw:text-style-name="P20"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285" draw:text-style-name="P20" svg:width="0.054cm" svg:height="0.047cm" svg:x="0.394cm" svg:y="0.235cm" svg:viewBox="0 0 55 48" svg:d="M55 19c0-10-8-19-22-19-17 0-33 14-33 29 0 11 8 19 22 19 18 0 33-14 33-29zM22 44c-5 0-12-2-12-12 0-3 1-13 7-21 3-4 10-7 16-7s13 3 13 12c0 3-2 13-7 19-5 7-11 9-17 9z"><text:p/></draw:path><draw:path draw:style-name="gr286" draw:text-style-name="P20"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287" draw:text-style-name="P20"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288" draw:text-style-name="P20"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289" draw:text-style-name="P20"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290" draw:text-style-name="P20"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291" draw:text-style-name="P20"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292" draw:text-style-name="P20"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293" draw:text-style-name="P20" svg:width="0.139cm" svg:height="0.048cm" svg:x="1.051cm" svg:y="0.111cm" svg:viewBox="0 0 140 49" svg:d="M133 8c3 0 7 0 7-4s-4-4-7-4c-42 0-84 0-126 0-3 0-7 0-7 4s4 4 7 4c42 0 84 0 126 0zM133 49c3 0 7 0 7-4s-4-4-7-4c-42 0-84 0-126 0-3 0-7 0-7 4s4 4 7 4c42 0 84 0 126 0z"><text:p/></draw:path><draw:path draw:style-name="gr294" draw:text-style-name="P20"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295" draw:text-style-name="P20" svg:width="0.128cm" svg:height="0.007cm" svg:x="1.432cm" svg:y="0.132cm" svg:viewBox="0 0 129 8" svg:d="M121 8c4 0 8 0 8-4s-4-4-8-4c-38 0-76 0-114 0-3 0-7 0-7 4s4 4 7 4c38 0 76 0 114 0z"><text:p/></draw:path><draw:path draw:style-name="gr296" draw:text-style-name="P20" svg:width="0.118cm" svg:height="0.094cm" svg:x="1.633cm" svg:y="0.095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297" draw:text-style-name="P20"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16"><text:s/></text:span><text:span text:style-name="T16"><draw:g text:anchor-type="as-char" svg:y="-0.213cm" draw:z-index="17" draw:style-name="gr1"><svg:title>TexMaths</svg:title><svg:desc>6§inline§\Rightarrow \frac{d (1 - \alpha^n)}{d\alpha} = -n\alpha^{n-1}§svg§600§TRUE§</svg:desc><draw:path draw:style-name="gr259" draw:text-style-name="P20" svg:width="0.186cm" svg:height="0.115cm" svg:x="0cm" svg:y="0.101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260" draw:text-style-name="P20" svg:width="0.075cm" svg:height="0.103cm" svg:x="0.291cm" svg:y="0.009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261" draw:text-style-name="P20" svg:width="0.037cm" svg:height="0.146cm" svg:x="0.387cm" svg:y="-0.001cm" svg:viewBox="0 0 38 147" svg:d="M35 0c-28 20-35 51-35 74 0 20 6 53 35 73 2 0 3 0 3-1s0-1-1-3c-20-18-27-42-27-69 0-40 15-60 27-70 1-1 1-2 1-2 0-2-1-2-3-2z"><text:p/></draw:path><draw:path draw:style-name="gr262" draw:text-style-name="P20" svg:width="0.053cm" svg:height="0.097cm" svg:x="0.452cm" svg:y="0.012cm" svg:viewBox="0 0 54 98" svg:d="M34 4c0-3-1-4-5-4-9 10-23 10-29 10 0 1 0 3 0 5 4 0 13 0 22-4 0 25 0 50 0 75 0 5 0 6-15 6-2 0-4 0-6 0 0 2 0 4 0 6 3 0 21-1 27-1 4 0 22 1 26 1 0-2 0-4 0-6-2 0-4 0-5 0-15 0-15-1-15-6 0-28 0-55 0-82z"><text:p/></draw:path><draw:path draw:style-name="gr263" draw:text-style-name="P20" svg:width="0.099cm" svg:height="0.006cm" svg:x="0.536cm" svg:y="0.07cm" svg:viewBox="0 0 100 7" svg:d="M94 7c3 0 6 0 6-3 0-4-3-4-6-4-29 0-59 0-88 0-2 0-6 0-6 4 0 3 4 3 6 3 29 0 59 0 88 0z"><text:p/></draw:path><draw:path draw:style-name="gr264" draw:text-style-name="P20" svg:width="0.09cm" svg:height="0.066cm" svg:x="0.661cm" svg:y="0.046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265" draw:text-style-name="P20" svg:width="0.073cm" svg:height="0.046cm" svg:x="0.771cm" svg:y="0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266" draw:text-style-name="P20" svg:width="0.037cm" svg:height="0.146cm" svg:x="0.876cm" svg:y="-0.001cm" svg:viewBox="0 0 38 147" svg:d="M2 0c0 0-2 0-2 2 0 0 0 1 1 2 13 12 27 31 27 70 0 30-9 54-26 68-2 3-2 3-2 4 0 0 0 1 2 1s15-10 25-28c7-12 11-28 11-45 0-21-6-53-36-74z"><text:p/></draw:path><draw:path draw:style-name="gr267" draw:text-style-name="P20" svg:width="0.648cm" svg:height="0.007cm" svg:x="0.282cm" svg:y="0.155cm" svg:viewBox="0 0 649 8" svg:d="M325 8c-108 0-217 0-325 0 0-3 0-5 0-8 216 0 432 0 649 0 0 3 0 5 0 8-108 0-216 0-324 0z"><text:p/></draw:path><draw:path draw:style-name="gr268" draw:text-style-name="P20" svg:width="0.075cm" svg:height="0.103cm" svg:x="0.517cm" svg:y="0.183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269" draw:text-style-name="P20" svg:width="0.09cm" svg:height="0.066cm" svg:x="0.605cm" svg:y="0.22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270" draw:text-style-name="P20" svg:width="0.139cm" svg:height="0.048cm" svg:x="1.026cm" svg:y="0.136cm" svg:viewBox="0 0 140 49" svg:d="M133 8c3 0 7 0 7-4s-4-4-7-4c-42 0-84 0-126 0-3 0-7 0-7 4s4 4 7 4c42 0 84 0 126 0zM133 49c3 0 7 0 7-4s-4-4-7-4c-42 0-84 0-126 0-3 0-7 0-7 4s4 4 7 4c42 0 84 0 126 0z"><text:p/></draw:path><draw:path draw:style-name="gr271" draw:text-style-name="P20" svg:width="0.128cm" svg:height="0.007cm" svg:x="1.254cm" svg:y="0.155cm" svg:viewBox="0 0 129 8" svg:d="M121 8c4 0 8 0 8-4s-4-4-8-4c-38 0-76 0-114 0-3 0-7 0-7 4s4 4 7 4c38 0 76 0 114 0z"><text:p/></draw:path><draw:path draw:style-name="gr272" draw:text-style-name="P20" svg:width="0.114cm" svg:height="0.094cm" svg:x="1.407cm" svg:y="0.119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273" draw:text-style-name="P20" svg:width="0.118cm" svg:height="0.094cm" svg:x="1.536cm" svg:y="0.119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274" draw:text-style-name="P20" svg:width="0.089cm" svg:height="0.066cm" svg:x="1.67cm" svg:y="0.072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275" draw:text-style-name="P20" svg:width="0.099cm" svg:height="0.006cm" svg:x="1.783cm" svg:y="0.095cm" svg:viewBox="0 0 100 7" svg:d="M94 7c3 0 6 0 6-3 0-4-3-4-6-4-29 0-59 0-88 0-2 0-6 0-6 4 0 3 4 3 6 3 29 0 59 0 88 0z"><text:p/></draw:path><draw:path draw:style-name="gr276" draw:text-style-name="P20" svg:width="0.053cm" svg:height="0.097cm" svg:x="1.915cm" svg:y="0.039cm" svg:viewBox="0 0 54 98" svg:d="M34 4c0-4-1-4-5-4-9 10-23 10-29 10 0 1 0 3 0 5 4 0 13 0 22-4 0 25 0 50 0 75 0 5 0 6-15 6-2 0-4 0-6 0 0 2 0 4 0 6 3 0 21-1 27-1 4 0 22 1 26 1 0-2 0-4 0-6-2 0-4 0-6 0-14 0-14-1-14-6 0-28 0-55 0-82z"><text:p/></draw:path></draw:g></text:span><text:span text:style-name="T16"><text:s/></text:span><text:span text:style-name="T16"><draw:g text:anchor-type="as-char" svg:y="-0.173cm" draw:z-index="18" draw:style-name="gr1"><svg:title>TexMaths</svg:title><svg:desc>6§inline§ \iff d(1-\alpha^n) = -n\alpha^{n-1}d\alpha§svg§600§TRUE§</svg:desc><draw:path draw:style-name="gr241" draw:text-style-name="P20"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242" draw:text-style-name="P20"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243" draw:text-style-name="P20"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244" draw:text-style-name="P20" svg:width="0.048cm" svg:height="0.209cm" svg:x="0.622cm" svg:y="0.016cm" svg:viewBox="0 0 49 210" svg:d="M49 208c0-1 0-1-3-4-27-27-33-67-33-98 0-37 7-74 33-100 3-2 3-3 3-4s0-2-2-2-21 14-33 41c-11 23-14 47-14 65 0 15 2 41 14 65 13 26 31 39 33 39s2 0 2-2z"><text:p/></draw:path><draw:path draw:style-name="gr245" draw:text-style-name="P20"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246" draw:text-style-name="P20" svg:width="0.128cm" svg:height="0.007cm" svg:x="0.853cm" svg:y="0.116cm" svg:viewBox="0 0 129 8" svg:d="M122 8c3 0 7 0 7-4s-4-4-7-4c-38 0-76 0-114 0-4 0-8 0-8 4s4 4 8 4c38 0 76 0 114 0z"><text:p/></draw:path><draw:path draw:style-name="gr247" draw:text-style-name="P20"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248" draw:text-style-name="P20"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249" draw:text-style-name="P20" svg:width="0.048cm" svg:height="0.209cm" svg:x="1.309cm" svg:y="0.016cm" svg:viewBox="0 0 49 210" svg:d="M49 106c0-17-2-42-14-66-13-26-31-40-33-40-1 0-2 1-2 2s0 2 4 5c21 21 33 54 33 99 0 35-8 72-35 98-2 3-2 3-2 4s1 2 2 2c2 0 21-14 33-41 11-23 14-46 14-63z"><text:p/></draw:path><draw:path draw:style-name="gr250" draw:text-style-name="P20" svg:width="0.139cm" svg:height="0.048cm" svg:x="1.448cm" svg:y="0.097cm" svg:viewBox="0 0 140 49" svg:d="M133 8c3 0 7 0 7-4s-4-4-7-4c-42 0-84 0-126 0-3 0-7 0-7 4s4 4 7 4c42 0 84 0 126 0zM133 49c3 0 7 0 7-4s-4-4-7-4c-42 0-84 0-126 0-3 0-7 0-7 4s4 4 7 4c42 0 84 0 126 0z"><text:p/></draw:path><draw:path draw:style-name="gr251" draw:text-style-name="P20" svg:width="0.128cm" svg:height="0.007cm" svg:x="1.676cm" svg:y="0.116cm" svg:viewBox="0 0 129 8" svg:d="M122 8c3 0 7 0 7-4s-4-4-7-4c-39 0-76 0-115 0-3 0-7 0-7 4s4 4 7 4c39 0 76 0 115 0z"><text:p/></draw:path><draw:path draw:style-name="gr252" draw:text-style-name="P20"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253" draw:text-style-name="P20"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254" draw:text-style-name="P20"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255" draw:text-style-name="P20" svg:width="0.099cm" svg:height="0.006cm" svg:x="2.205cm" svg:y="0.056cm" svg:viewBox="0 0 100 7" svg:d="M94 7c2 0 6 0 6-3 0-4-4-4-6-4-30 0-59 0-89 0-1 0-5 0-5 3 0 4 3 4 5 4 30 0 59 0 89 0z"><text:p/></draw:path><draw:path draw:style-name="gr256" draw:text-style-name="P20" svg:width="0.053cm" svg:height="0.097cm" svg:x="2.337cm" svg:y="0cm" svg:viewBox="0 0 54 98" svg:d="M34 4c0-4 0-4-5-4-9 10-22 10-29 10 0 1 0 3 0 5 4 0 14 0 22-4 0 25 0 50 0 75 0 5 0 7-15 7-2 0-4 0-6 0 0 1 0 3 0 5 3 0 21-1 27-1 4 0 23 1 26 1 0-2 0-4 0-5-2 0-4 0-5 0-15 0-15-2-15-7 0-28 0-55 0-82z"><text:p/></draw:path><draw:path draw:style-name="gr257" draw:text-style-name="P20"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258" draw:text-style-name="P20"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16">. this shows that the volume of the rind initially grows much faster,</text:span><text:span text:style-name="T16"><draw:g text:anchor-type="as-char" svg:y="-0.093cm" draw:z-index="19" draw:style-name="gr1"><svg:title>TexMaths</svg:title><svg:desc>6§inline§n§svg§600§TRUE§</svg:desc><draw:path draw:style-name="gr240" draw:text-style-name="P20"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6"> times faster than the rate at which the object is being shrunk (when </text:span><text:span text:style-name="T16"><draw:g text:anchor-type="as-char" svg:y="-0.143cm" draw:z-index="20" draw:style-name="gr1"><svg:title>TexMaths</svg:title><svg:desc>6§inline§\alpha=1§svg§600§TRUE§</svg:desc><draw:path draw:style-name="gr237" draw:text-style-name="P20"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238" draw:text-style-name="P20" svg:width="0.139cm" svg:height="0.049cm" svg:x="0.197cm" svg:y="0.064cm" svg:viewBox="0 0 140 50" svg:d="M133 8c3 0 7 0 7-4s-4-4-7-4c-42 0-84 0-126 0-3 0-7 0-7 4s4 4 7 4c42 0 84 0 126 0zM133 50c3 0 7 0 7-5 0-4-4-4-7-4-42 0-84 0-126 0-3 0-7 0-7 4 0 5 4 5 7 5 42 0 84 0 126 0z"><text:p/></draw:path><draw:path draw:style-name="gr239" draw:text-style-name="P20"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16"><text:s/>and </text:span><text:span text:style-name="T16"><draw:g text:anchor-type="as-char" svg:y="-0.146cm" draw:z-index="21" draw:style-name="gr1"><svg:title>TexMaths</svg:title><svg:desc>6§inline§d\alpha &lt; 0§svg§600§TRUE§</svg:desc><draw:path draw:style-name="gr233" draw:text-style-name="P20" svg:width="0.099cm" svg:height="0.147cm" svg:x="0cm" svg:y="-0.001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234" draw:text-style-name="P20" svg:width="0.117cm" svg:height="0.094cm" svg:x="0.109cm" svg:y="0.052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235" draw:text-style-name="P20" svg:width="0.127cm" svg:height="0.12cm" svg:x="0.312cm" svg:y="0.033cm" svg:viewBox="0 0 128 121" svg:d="M125 9c2-1 3-2 3-5 0-2-1-4-4-4 0 0-1 0-3 1-39 19-78 37-117 55-3 1-4 2-4 5 0 2 1 3 4 4 39 18 78 36 117 54 2 2 3 2 3 2 3 0 4-2 4-4s-1-4-3-5c-37-17-74-34-111-51 37-18 74-35 111-52z"><text:p/></draw:path><draw:path draw:style-name="gr236" draw:text-style-name="P20" svg:width="0.088cm" svg:height="0.143cm" svg:x="0.525cm" svg:y="0.005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16"><text:s/>then </text:span><text:span text:style-name="T16"><draw:g text:anchor-type="as-char" svg:y="-0.157cm" draw:z-index="22" draw:style-name="gr1"><svg:title>TexMaths</svg:title><svg:desc>6§inline§d(1-\alpha^n)=n|d\alpha|§svg§600§TRUE§</svg:desc><draw:path draw:style-name="gr220" draw:text-style-name="P20"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221" draw:text-style-name="P20" svg:width="0.048cm" svg:height="0.208cm" svg:x="0.122cm" svg:y="0cm" svg:viewBox="0 0 49 209" svg:d="M49 206l-4-4c-26-27-33-66-33-98 0-36 8-72 34-98 3-3 3-3 3-4s-1-2-2-2c-3 0-21 14-34 41-11 23-13 46-13 63 0 16 2 41 14 65 12 26 30 40 33 40 1 0 2-1 2-3z"><text:p/></draw:path><draw:path draw:style-name="gr222" draw:text-style-name="P20"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223" draw:text-style-name="P20" svg:width="0.127cm" svg:height="0.008cm" svg:x="0.353cm" svg:y="0.1cm" svg:viewBox="0 0 128 9" svg:d="M121 9c4 0 7-1 7-5s-3-4-7-4c-38 0-76 0-114 0-3 0-7 0-7 4s4 5 7 5c38 0 76 0 114 0z"><text:p/></draw:path><draw:path draw:style-name="gr224" draw:text-style-name="P20"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225" draw:text-style-name="P20"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226" draw:text-style-name="P20" svg:width="0.048cm" svg:height="0.208cm" svg:x="0.808cm" svg:y="0cm" svg:viewBox="0 0 49 209" svg:d="M49 104c0-16-2-41-14-65-12-25-31-39-33-39-1 0-2 1-2 2s0 1 4 5c21 20 33 54 33 97 0 35-8 72-34 99-3 3-3 3-3 3 0 1 1 3 2 3 2 0 21-15 34-42 11-22 13-45 13-63z"><text:p/></draw:path><draw:path draw:style-name="gr227" draw:text-style-name="P20" svg:width="0.139cm" svg:height="0.048cm" svg:x="0.949cm" svg:y="0.079cm" svg:viewBox="0 0 140 49" svg:d="M133 9c3 0 7-1 7-5s-4-4-7-4c-42 0-84 0-126 0-3 0-7 0-7 4s4 5 7 5c42 0 84 0 126 0zM133 49c3 0 7 0 7-4s-4-4-7-4c-42 0-84 0-126 0-3 0-7 0-7 4s4 4 7 4c42 0 84 0 126 0z"><text:p/></draw:path><draw:path draw:style-name="gr228" draw:text-style-name="P20"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229" draw:text-style-name="P20" svg:width="0.007cm" svg:height="0.208cm" svg:x="1.311cm" svg:y="0cm" svg:viewBox="0 0 8 209" svg:d="M8 8c0-4 0-8-4-8s-4 4-4 8c0 64 0 128 0 193 0 3 0 8 4 8s4-5 4-8c0-65 0-129 0-193z"><text:p/></draw:path><draw:path draw:style-name="gr230" draw:text-style-name="P20"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231" draw:text-style-name="P20"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232" draw:text-style-name="P20" svg:width="0.007cm" svg:height="0.208cm" svg:x="1.616cm" svg:y="0cm" svg:viewBox="0 0 8 209" svg:d="M8 8c0-4 0-8-4-8s-4 4-4 8c0 64 0 128 0 193 0 3 0 8 4 8s4-5 4-8c0-65 0-129 0-193z"><text:p/></draw:path></draw:g></text:span><text:span text:style-name="T16">); </text:span><text:span text:style-name="T20">I</text:span><text:span text:style-name="T16">n higher </text:span><text:span text:style-name="T20">dims</text:span><text:span text:style-name="T16">, </text:span><text:span text:style-name="T20">small </text:span><text:span text:style-name="T16">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26">: </text:span><text:span text:style-name="T29">The </text:span><text:span text:style-name="T26">unchanging response when </text:span><text:span text:style-name="T29">the</text:span><text:span text:style-name="T26"> input is shifted. </text:span><text:span text:style-name="T29">For </text:span><text:span text:style-name="T26">classifier </text:span><text:span text:style-name="T4"><draw:g text:anchor-type="as-char" svg:y="-0.148cm" draw:z-index="24" draw:style-name="gr1"><svg:title>TexMaths</svg:title><svg:desc>6§inline§f§svg§600§TRUE§</svg:desc><draw:path draw:style-name="gr219" draw:text-style-name="P20"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26"><text:s/>and shift operator </text:span><text:span text:style-name="T4"><draw:g text:anchor-type="as-char" svg:y="-0.157cm" draw:z-index="25" draw:style-name="gr1"><svg:title>TexMaths</svg:title><svg:desc>6§inline§S_v, f(\vec{x})=f(S_v\vec{x})§svg§600§TRUE§</svg:desc><draw:path draw:style-name="gr203" draw:text-style-name="P20"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204" draw:text-style-name="P20"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205" draw:text-style-name="P20" svg:width="0.024cm" svg:height="0.062cm" svg:x="0.236cm" svg:y="0.134cm" svg:viewBox="0 0 25 63" svg:d="M25 22c0-14-6-22-14-22-7 0-11 5-11 11s4 11 11 11c3 0 5-1 8-2 0-1 0-1 0-1 1 0 1 0 1 3 0 16-7 28-15 35-2 2-2 3-2 3 0 1 1 3 2 3 3 0 20-17 20-41z"><text:p/></draw:path><draw:path draw:style-name="gr206" draw:text-style-name="P20"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207" draw:text-style-name="P20" svg:width="0.048cm" svg:height="0.208cm" svg:x="0.458cm" svg:y="0cm" svg:viewBox="0 0 49 209" svg:d="M49 206l-3-4c-27-27-33-66-33-98 0-36 7-72 33-98 3-3 3-3 3-4s-1-2-2-2c-2 0-21 14-34 41-11 23-13 46-13 63 0 16 2 41 14 65 12 26 31 40 33 40 1 0 2-1 2-3z"><text:p/></draw:path><draw:path draw:style-name="gr208" draw:text-style-name="P20" svg:width="0.093cm" svg:height="0.04cm" svg:x="0.555cm" svg:y="0.007cm" svg:viewBox="0 0 94 41" svg:d="M75 25c-3 2-10 8-10 12 0 2 2 4 5 4 1 0 2-1 3-2 3-4 7-9 17-14 1-1 4-2 4-4 0-3-2-4-3-4-5-4-8-7-9-12 0-3-2-5-4-5-3 0-4 2-4 4 0 1 1 8 5 13-24 0-48 0-71 0-4 0-8 0-8 4s4 4 8 4c22 0 45 0 67 0z"><text:p/></draw:path><draw:path draw:style-name="gr209" draw:text-style-name="P20"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210" draw:text-style-name="P20" svg:width="0.048cm" svg:height="0.208cm" svg:x="0.652cm" svg:y="0cm" svg:viewBox="0 0 49 209" svg:d="M49 104c0-16-3-41-14-65-13-25-31-39-33-39-1 0-2 1-2 2s0 1 4 5c21 20 33 54 33 97 0 35-8 72-35 99-2 3-2 3-2 3 0 1 1 3 2 3 2 0 21-15 33-42 11-22 14-45 14-63z"><text:p/></draw:path><draw:path draw:style-name="gr211" draw:text-style-name="P20" svg:width="0.139cm" svg:height="0.048cm" svg:x="0.793cm" svg:y="0.079cm" svg:viewBox="0 0 140 49" svg:d="M133 9c3 0 7-1 7-5s-4-4-7-4c-42 0-84 0-126 0-3 0-7 0-7 4s4 5 7 5c42 0 84 0 126 0zM133 49c3 0 7 0 7-4s-4-4-7-4c-42 0-84 0-126 0-3 0-7 0-7 4s4 4 7 4c42 0 84 0 126 0z"><text:p/></draw:path><draw:path draw:style-name="gr212" draw:text-style-name="P20"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213" draw:text-style-name="P20" svg:width="0.048cm" svg:height="0.208cm" svg:x="1.149cm" svg:y="0cm" svg:viewBox="0 0 49 209" svg:d="M49 206l-3-4c-27-27-33-66-33-98 0-36 7-72 33-98 3-3 3-3 3-4s-1-2-2-2c-2 0-21 14-34 41-10 23-13 46-13 63 0 16 2 41 14 65 13 26 31 40 33 40 1 0 2-1 2-3z"><text:p/></draw:path><draw:path draw:style-name="gr214" draw:text-style-name="P20"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215" draw:text-style-name="P20"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216" draw:text-style-name="P20" svg:width="0.092cm" svg:height="0.04cm" svg:x="1.475cm" svg:y="0.007cm" svg:viewBox="0 0 93 41" svg:d="M74 25c-2 2-9 8-9 12 0 2 2 4 4 4s3-1 4-2c3-4 7-9 16-14 2-1 4-2 4-4 0-3-1-4-3-4-4-4-7-7-8-12-1-3-2-5-5-5s-4 2-4 4c0 1 2 8 5 13-23 0-47 0-71 0-3 0-7 0-7 4s4 4 7 4c22 0 45 0 67 0z"><text:p/></draw:path><draw:path draw:style-name="gr217" draw:text-style-name="P20"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18" draw:text-style-name="P20" svg:width="0.048cm" svg:height="0.208cm" svg:x="1.572cm" svg:y="0cm" svg:viewBox="0 0 49 209" svg:d="M49 104c0-16-2-41-14-65-12-25-31-39-33-39-1 0-2 1-2 2s0 1 4 5c21 20 33 54 33 97 0 35-8 72-34 99-3 3-3 3-3 3 0 1 1 3 2 3 2 0 21-15 34-42 11-22 13-45 13-63z"><text:p/></draw:path></draw:g></text:span><text:span text:style-name="T4"><text:s/></text:span><text:span text:style-name="T7">(no matter how the input is transformed, the output should remain constant) generalize</text:span><text:span text:style-name="T8">s</text:span><text:span text:style-name="T7"> </text:span><text:span text:style-name="T8">for </text:span><text:span text:style-name="T7">unseen data.</text:span></text:p></draw:text-box></draw:frame><draw:frame draw:style-name="fr1" draw:name="Frame4" text:anchor-type="paragraph" svg:x="5.362cm" svg:y="1.106cm" svg:width="5.242cm" draw:z-index="26"><draw:text-box fo:min-height="1.138cm"><text:p text:style-name="P4"><text:span text:style-name="T21">S</text:span><text:span text:style-name="T2">hift Equivariance</text:span><text:span text:style-name="T4">: applying the shift operator after the function yields the same results as applying the function after the shift. i.e. </text:span><text:span text:style-name="T4"><draw:g text:anchor-type="as-char" svg:y="-0.157cm" draw:z-index="27" draw:style-name="gr1"><svg:title>TexMaths</svg:title><svg:desc>6§inline§S_v \circ f(\vec{x}) = f(\vec{x}) \circ S_v§svg§600§TRUE§</svg:desc><draw:path draw:style-name="gr186" draw:text-style-name="P20"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187" draw:text-style-name="P20"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88" draw:text-style-name="P20" svg:width="0.081cm" svg:height="0.081cm" svg:x="0.277cm" svg:y="0.063cm" svg:viewBox="0 0 82 82" svg:d="M82 41c0-23-19-41-41-41s-41 19-41 41 19 41 41 41 41-19 41-41zM41 73c-18 0-33-15-33-32 0-18 15-32 33-32s33 13 33 32c0 17-15 32-33 32z"><text:p/></draw:path><draw:path draw:style-name="gr189" draw:text-style-name="P20"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190" draw:text-style-name="P20" svg:width="0.048cm" svg:height="0.208cm" svg:x="0.564cm" svg:y="0cm" svg:viewBox="0 0 49 209" svg:d="M49 206l-3-4c-27-27-33-66-33-98 0-36 7-72 33-98 3-3 3-3 3-4s-1-2-2-2c-2 0-21 14-34 41-11 23-13 46-13 63 0 16 2 41 14 65 12 26 31 40 33 40 1 0 2-1 2-3z"><text:p/></draw:path><draw:path draw:style-name="gr191" draw:text-style-name="P20" svg:width="0.093cm" svg:height="0.04cm" svg:x="0.661cm" svg:y="0.007cm" svg:viewBox="0 0 94 41" svg:d="M75 25c-3 2-10 8-10 12 0 2 2 4 5 4 1 0 2-1 3-2 3-4 8-9 17-14 1-1 4-2 4-4 0-3-2-4-3-4-5-4-8-7-9-12 0-3-1-5-4-5s-4 2-4 4c0 1 1 8 5 13-24 0-48 0-71 0-4 0-8 0-8 4s4 4 8 4c22 0 45 0 67 0z"><text:p/></draw:path><draw:path draw:style-name="gr192" draw:text-style-name="P20"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93" draw:text-style-name="P20" svg:width="0.048cm" svg:height="0.208cm" svg:x="0.758cm" svg:y="0cm" svg:viewBox="0 0 49 209" svg:d="M49 104c0-16-2-41-14-65-13-25-31-39-33-39-1 0-2 1-2 2s0 1 4 5c21 20 33 54 33 97 0 35-8 72-35 99-2 3-2 3-2 3 0 1 1 3 2 3 2 0 21-15 33-42 11-22 14-45 14-63z"><text:p/></draw:path><draw:path draw:style-name="gr194" draw:text-style-name="P20" svg:width="0.139cm" svg:height="0.048cm" svg:x="0.898cm" svg:y="0.079cm" svg:viewBox="0 0 140 49" svg:d="M133 9c3 0 7-1 7-5s-4-4-7-4c-42 0-84 0-126 0-3 0-7 0-7 4s4 5 7 5c42 0 84 0 126 0zM133 49c3 0 7 0 7-4s-4-4-7-4c-42 0-84 0-126 0-3 0-7 0-7 4s4 4 7 4c42 0 84 0 126 0z"><text:p/></draw:path><draw:path draw:style-name="gr195" draw:text-style-name="P20"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96" draw:text-style-name="P20" svg:width="0.048cm" svg:height="0.208cm" svg:x="1.255cm" svg:y="0cm" svg:viewBox="0 0 49 209" svg:d="M49 206l-4-4c-26-27-33-66-33-98 0-36 8-72 34-98 3-3 3-3 3-4s-1-2-2-2c-3 0-21 14-34 41-11 23-13 46-13 63 0 16 2 41 14 65 12 26 30 40 33 40 1 0 2-1 2-3z"><text:p/></draw:path><draw:path draw:style-name="gr197" draw:text-style-name="P20" svg:width="0.093cm" svg:height="0.04cm" svg:x="1.352cm" svg:y="0.007cm" svg:viewBox="0 0 94 41" svg:d="M75 25c-3 2-10 8-10 12 0 2 2 4 4 4s3-1 4-2c3-4 7-9 17-14 1-1 4-2 4-4 0-3-2-4-3-4-5-4-8-7-9-12-1-3-2-5-5-5s-4 2-4 4c0 1 2 8 6 13-24 0-48 0-72 0-3 0-7 0-7 4s4 4 7 4c23 0 45 0 68 0z"><text:p/></draw:path><draw:path draw:style-name="gr198" draw:text-style-name="P20"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99" draw:text-style-name="P20" svg:width="0.048cm" svg:height="0.208cm" svg:x="1.449cm" svg:y="0cm" svg:viewBox="0 0 49 209" svg:d="M49 104c0-16-2-41-14-65-12-25-31-39-33-39-1 0-2 1-2 2s0 1 4 5c21 20 33 54 33 97 0 35-8 72-34 99-3 3-3 3-3 3 0 1 1 3 2 3 2 0 21-15 34-42 11-22 13-45 13-63z"><text:p/></draw:path><draw:path draw:style-name="gr200" draw:text-style-name="P20" svg:width="0.081cm" svg:height="0.081cm" svg:x="1.577cm" svg:y="0.063cm" svg:viewBox="0 0 82 82" svg:d="M82 41c0-23-18-41-41-41-22 0-41 19-41 41s19 41 41 41c23 0 41-19 41-41zM41 73c-18 0-32-15-32-32 0-18 14-32 32-32s33 13 33 32c0 17-15 32-33 32z"><text:p/></draw:path><draw:path draw:style-name="gr201" draw:text-style-name="P20"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202" draw:text-style-name="P20"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4">. </text:span><text:span text:style-name="T9">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26">: </text:span><text:span text:style-name="T30">shift in input should have a predictable shift in hidden representation (location shouldn’t matter)</text:span></text:p><text:p text:style-name="P6">Locality<text:span text:style-name="T26">: </text:span><text:span text:style-name="T31">we should not have to move far from location </text:span><draw:g text:anchor-type="as-char" svg:y="-0.157cm" draw:z-index="29" draw:style-name="gr1"><svg:title>TexMaths</svg:title><svg:desc>6§inline§(i,j)§svg§600§TRUE§</svg:desc><draw:path draw:style-name="gr181" draw:text-style-name="P20" svg:width="0.048cm" svg:height="0.208cm" svg:x="0cm" svg:y="0cm" svg:viewBox="0 0 49 209" svg:d="M49 206l-4-4c-26-27-33-66-33-98 0-36 8-72 34-98 3-3 3-3 3-4s-1-2-2-2c-3 0-21 14-34 41-11 23-13 46-13 63 0 16 2 41 14 65 12 26 30 40 33 40 1 0 2-1 2-3z"><text:p/></draw:path><draw:path draw:style-name="gr182" draw:text-style-name="P20"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183" draw:text-style-name="P20" svg:width="0.024cm" svg:height="0.062cm" svg:x="0.151cm" svg:y="0.134cm" svg:viewBox="0 0 25 63" svg:d="M25 22c0-14-6-22-14-22-7 0-11 5-11 11s4 11 11 11c3 0 5-1 8-2 0-1 0-1 1-1 0 1 0 0 0 3 0 16-7 28-15 35-2 2-2 3-2 3 0 1 1 3 2 3 3 0 20-17 20-41z"><text:p/></draw:path><draw:path draw:style-name="gr184" draw:text-style-name="P20"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185" draw:text-style-name="P20" svg:width="0.048cm" svg:height="0.208cm" svg:x="0.337cm" svg:y="0cm" svg:viewBox="0 0 49 209" svg:d="M49 104c0-16-2-41-14-65-12-25-31-39-33-39-1 0-2 1-2 2s0 1 4 5c21 20 33 54 33 97 0 35-8 72-34 99-3 3-3 3-3 3 0 1 1 3 2 3 2 0 21-15 34-42 11-22 13-45 13-63z"><text:p/></draw:path></draw:g><text:span text:style-name="T10"><text:s/>to learn valuable information to asses what the area contains.</text:span></text:p></draw:text-box></draw:frame><draw:frame draw:style-name="fr1" draw:name="Frame6" text:anchor-type="paragraph" svg:x="-0.051cm" svg:y="2.866cm" svg:width="10.656cm" draw:z-index="30"><draw:text-box fo:min-height="0.626cm"><text:p text:style-name="P13"><text:span text:style-name="T25">Fully connected net</text:span>: every input feature <text:span text:style-name="T2"><draw:g text:anchor-type="as-char" svg:y="-0.093cm" draw:z-index="34" draw:style-name="gr1"><svg:title>TexMaths</svg:title><svg:desc>6§inline§n§svg§600§TRUE§</svg:desc><draw:path draw:style-name="gr175" draw:text-style-name="P20"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2"><text:s/></text:span><text:span text:style-name="T22">in an image </text:span>influences ever neuron in the next layer: <text:span text:style-name="T2"><draw:g text:anchor-type="as-char" svg:y="-0.092cm" draw:z-index="35" draw:style-name="gr1"><svg:title>TexMaths</svg:title><svg:desc>6§inline§n\times n§svg§600§TRUE§</svg:desc><draw:path draw:style-name="gr172" draw:text-style-name="P20"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173" draw:text-style-name="P20"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174" draw:text-style-name="P20"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25">Sparsely connected net</text:span><text:span text:style-name="T26">: </text:span><text:span text:style-name="T32">each neuron </text:span><text:span text:style-name="T11"><draw:g text:anchor-type="as-char" svg:y="-0.093cm" draw:z-index="32" draw:style-name="gr1"><svg:title>TexMaths</svg:title><svg:desc>6§inline§n§svg§600§TRUE§</svg:desc><draw:path draw:style-name="gr177" draw:text-style-name="P20"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1"><text:s/></text:span><text:span text:style-name="T32">is connected to a subset of neurons </text:span><text:span text:style-name="T11"><draw:g text:anchor-type="as-char" svg:y="-0.146cm" draw:z-index="33" draw:style-name="gr1"><svg:title>TexMaths</svg:title><svg:desc>6§inline§k§svg§600§TRUE§</svg:desc><draw:path draw:style-name="gr176" draw:text-style-name="P20"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1">: </text:span><text:span text:style-name="T11"><draw:g text:anchor-type="as-char" svg:y="-0.131cm" draw:z-index="31" draw:style-name="gr1"><svg:title>TexMaths</svg:title><svg:desc>6§inline§k \times n§svg§600§TRUE§</svg:desc><draw:path draw:style-name="gr178" draw:text-style-name="P20"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179" draw:text-style-name="P20" svg:width="0.101cm" svg:height="0.099cm" svg:x="0.182cm" svg:y="0.042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180" draw:text-style-name="P20"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1">. </text:span><text:span text:style-name="T23">Weight sharing net</text:span><text:span text:style-name="T12">: </text:span><text:span text:style-name="T13">weights are reused in a network</text:span></text:p></draw:text-box></draw:frame><draw:frame draw:style-name="fr1" draw:name="Frame7" text:anchor-type="paragraph" svg:x="-0.051cm" svg:y="3.491cm" svg:width="6.414cm" draw:z-index="36"><draw:text-box fo:min-height="1.124cm"><text:p text:style-name="P7">Convolution: <text:span text:style-name="T2"><draw:g text:anchor-type="as-char" svg:y="-0.171cm" draw:z-index="37" draw:style-name="gr1"><svg:title>TexMaths</svg:title><svg:desc>6§inline§(f \ast g)(t) = \int^\infty_{-\infty} f(\tau)g(t-\tau) d\tau \quad for f,g:[0,\infty] \rightarrow \mathbb{R}§svg§600§TRUE§</svg:desc><draw:path draw:style-name="gr133" draw:text-style-name="P20" svg:width="0.048cm" svg:height="0.208cm" svg:x="0cm" svg:y="0.024cm" svg:viewBox="0 0 49 209" svg:d="M49 208c0-1 0-2-3-5-27-26-34-66-34-98 0-36 8-73 34-99 3-2 3-3 3-4s-1-2-2-2c-2 0-21 14-34 41-11 23-13 46-13 64 0 16 2 42 14 65 12 26 31 39 33 39 1 0 2 0 2-1z"><text:p/></draw:path><draw:path draw:style-name="gr134" draw:text-style-name="P20" svg:width="0.104cm" svg:height="0.189cm" svg:x="0.072cm" svg:y="0.035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35" draw:text-style-name="P20" svg:width="0.076cm" svg:height="0.09cm" svg:x="0.247cm" svg:y="0.084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136" draw:text-style-name="P20" svg:width="0.096cm" svg:height="0.135cm" svg:x="0.389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37" draw:text-style-name="P20" svg:width="0.048cm" svg:height="0.208cm" svg:x="0.506cm" svg:y="0.024cm" svg:viewBox="0 0 49 209" svg:d="M49 105c0-16-2-42-14-66-13-25-31-39-33-39-1 0-2 1-2 2s0 2 4 5c21 21 33 54 33 98 0 36-8 73-35 99-2 2-2 3-2 4s1 1 2 1c2 0 21-14 33-40 11-24 14-46 14-64z"><text:p/></draw:path><draw:path draw:style-name="gr138" draw:text-style-name="P20" svg:width="0.048cm" svg:height="0.208cm" svg:x="0.597cm" svg:y="0.024cm" svg:viewBox="0 0 49 209" svg:d="M49 208c0-1 0-2-3-5-27-26-33-66-33-98 0-36 7-73 33-99 3-2 3-3 3-4s-1-2-2-2c-2 0-21 14-34 41-11 23-13 46-13 64 0 16 2 42 14 65 13 26 31 39 33 39 1 0 2 0 2-1z"><text:p/></draw:path><draw:path draw:style-name="gr139" draw:text-style-name="P20" svg:width="0.064cm" svg:height="0.132cm" svg:x="0.663cm" svg:y="0.05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140" draw:text-style-name="P20" svg:width="0.048cm" svg:height="0.208cm" svg:x="0.746cm" svg:y="0.024cm" svg:viewBox="0 0 49 209" svg:d="M49 105c0-16-2-42-14-66-13-25-31-39-33-39-1 0-2 1-2 2s0 2 4 5c21 21 33 54 33 98 0 36-8 73-34 99-3 2-3 3-3 4s1 1 2 1c2 0 21-14 33-40 11-24 14-46 14-64z"><text:p/></draw:path><draw:path draw:style-name="gr141" draw:text-style-name="P20" svg:width="0.139cm" svg:height="0.048cm" svg:x="0.887cm" svg:y="0.105cm" svg:viewBox="0 0 140 49" svg:d="M133 8c3 0 7 0 7-4s-4-4-7-4c-42 0-84 0-126 0-3 0-7 0-7 4s4 4 7 4c42 0 84 0 126 0zM133 49c3 0 7 0 7-4s-4-4-7-4c-42 0-84 0-126 0-3 0-7 0-7 4s4 4 7 4c42 0 84 0 126 0z"><text:p/></draw:path><draw:path draw:style-name="gr142" draw:text-style-name="P20" svg:width="0.115cm" svg:height="0.232cm" svg:x="1.109cm" svg:y="0.013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43" draw:text-style-name="P20"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44" draw:text-style-name="P20" svg:width="0.099cm" svg:height="0.006cm" svg:x="1.213cm" svg:y="0.215cm" svg:viewBox="0 0 100 7" svg:d="M94 7c2 0 6 0 6-3 0-4-4-4-6-4-30 0-59 0-88 0-2 0-6 0-6 4 0 3 3 3 6 3 29 0 58 0 88 0z"><text:p/></draw:path><draw:path draw:style-name="gr145" draw:text-style-name="P20" svg:width="0.144cm" svg:height="0.065cm" svg:x="1.34cm" svg:y="0.192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146" draw:text-style-name="P20" svg:width="0.104cm" svg:height="0.189cm" svg:x="1.554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47" draw:text-style-name="P20" svg:width="0.048cm" svg:height="0.208cm" svg:x="1.69cm" svg:y="0.024cm" svg:viewBox="0 0 49 209" svg:d="M49 208c0-1 0-2-4-5-26-26-33-66-33-98 0-36 8-73 34-99 3-2 3-3 3-4s-1-2-2-2c-3 0-21 14-34 41-11 23-13 46-13 64 0 16 2 42 14 65 12 26 30 39 33 39 1 0 2 0 2-1z"><text:p/></draw:path><draw:path draw:style-name="gr148" draw:text-style-name="P20" svg:width="0.101cm" svg:height="0.092cm" svg:x="1.756cm" svg:y="0.091cm" svg:viewBox="0 0 102 93" svg:d="M56 13c12 0 24 0 36 0 2 0 10 0 10-8 0-5-4-5-8-5-20 0-39 0-59 0-4 0-13 0-22 10-7 7-13 18-13 19 0 0 0 2 2 2s3-1 4-2c10-16 22-16 27-16 6 0 11 0 17 0-7 22-13 44-21 67 0 2-1 7-1 7 0 3 1 6 6 6 7 0 7-6 8-9 5-24 10-47 14-71z"><text:p/></draw:path><draw:path draw:style-name="gr149" draw:text-style-name="P20" svg:width="0.048cm" svg:height="0.208cm" svg:x="1.879cm" svg:y="0.024cm" svg:viewBox="0 0 49 209" svg:d="M49 105c0-16-2-42-14-66-13-25-31-39-33-39-1 0-2 1-2 2s0 2 4 5c21 21 33 54 33 98 0 36-8 73-34 99-3 2-3 3-3 4s1 1 2 1c2 0 21-14 33-40 11-24 14-46 14-64z"><text:p/></draw:path><draw:path draw:style-name="gr150" draw:text-style-name="P20" svg:width="0.096cm" svg:height="0.135cm" svg:x="1.952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51" draw:text-style-name="P20" svg:width="0.048cm" svg:height="0.208cm" svg:x="2.078cm" svg:y="0.024cm" svg:viewBox="0 0 49 209" svg:d="M49 208c0-1 0-2-4-5-26-26-33-66-33-98 0-36 8-73 34-99 3-2 3-3 3-4s-1-2-2-2c-3 0-22 14-34 41-11 23-13 46-13 64 0 16 2 42 14 65 12 26 30 39 33 39 1 0 2 0 2-1z"><text:p/></draw:path><draw:path draw:style-name="gr152" draw:text-style-name="P20" svg:width="0.063cm" svg:height="0.132cm" svg:x="2.144cm" svg:y="0.05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153" draw:text-style-name="P20" svg:width="0.127cm" svg:height="0.007cm" svg:x="2.279cm" svg:y="0.125cm" svg:viewBox="0 0 128 8" svg:d="M121 8c4 0 7 0 7-4s-3-4-7-4c-38 0-76 0-114 0-3 0-7 0-7 4s4 4 7 4c38 0 76 0 114 0z"><text:p/></draw:path><draw:path draw:style-name="gr154" draw:text-style-name="P20" svg:width="0.101cm" svg:height="0.092cm" svg:x="2.477cm" svg:y="0.091cm" svg:viewBox="0 0 102 93" svg:d="M56 13c12 0 24 0 36 0 3 0 10 0 10-8 0-5-4-5-8-5-20 0-39 0-59 0-4 0-13 0-22 10-7 7-13 18-13 19 0 0 0 2 3 2 1 0 2-1 3-2 10-16 22-16 27-16 6 0 11 0 17 0-6 22-13 44-20 67-1 2-2 7-2 7 0 3 1 6 6 6 7 0 8-6 9-9 4-24 9-47 13-71z"><text:p/></draw:path><draw:path draw:style-name="gr155" draw:text-style-name="P20" svg:width="0.048cm" svg:height="0.208cm" svg:x="2.6cm" svg:y="0.024cm" svg:viewBox="0 0 49 209" svg:d="M49 105c0-16-2-42-14-66-12-25-31-39-33-39-1 0-2 1-2 2s0 2 4 5c21 21 33 54 33 98 0 36-8 73-34 99-3 2-3 3-3 4s1 1 2 1c2 0 21-14 34-40 11-24 13-46 13-64z"><text:p/></draw:path><draw:path draw:style-name="gr156" draw:text-style-name="P20" svg:width="0.099cm" svg:height="0.146cm" svg:x="2.679cm" svg:y="0.036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57" draw:text-style-name="P20" svg:width="0.101cm" svg:height="0.092cm" svg:x="2.785cm" svg:y="0.091cm" svg:viewBox="0 0 102 93" svg:d="M56 13c12 0 24 0 36 0 3 0 10 0 10-8 0-5-4-5-8-5-20 0-39 0-59 0-4 0-13 0-22 10-7 7-13 18-13 19 0 0 0 2 3 2 1 0 2-1 3-2 10-16 22-16 27-16 6 0 11 0 17 0-7 22-13 44-21 67 0 2-1 7-1 7 0 3 1 6 6 6 7 0 8-6 9-9 4-24 9-47 13-71z"><text:p/></draw:path><draw:path draw:style-name="gr158" draw:text-style-name="P20" svg:width="0.105cm" svg:height="0.189cm" svg:x="3.118cm" svg:y="0.035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59" draw:text-style-name="P20" svg:width="0.089cm" svg:height="0.094cm" svg:x="3.241cm" svg:y="0.089cm" svg:viewBox="0 0 90 95" svg:d="M90 36c0-22-14-36-34-36-28 0-56 30-56 60 0 21 14 35 34 35 28 0 56-29 56-59zM34 91c-9 0-18-7-18-23 0-11 5-33 12-44 10-16 22-19 28-19 12 0 19 10 19 23 0 8-4 30-13 43-7 13-18 20-28 20z"><text:p/></draw:path><draw:path draw:style-name="gr160" draw:text-style-name="P20" svg:width="0.085cm" svg:height="0.094cm" svg:x="3.341cm" svg:y="0.089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61" draw:text-style-name="P20" svg:width="0.104cm" svg:height="0.189cm" svg:x="3.447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62" draw:text-style-name="P20" svg:width="0.024cm" svg:height="0.062cm" svg:x="3.569cm" svg:y="0.159cm" svg:viewBox="0 0 25 63" svg:d="M25 22c0-14-6-22-14-22-7 0-11 5-11 11s4 12 11 12c2 0 5-1 8-3 0-1 0-1 0-1 1 0 1 0 1 3 0 16-7 28-15 35-2 3-2 3-2 3 0 2 1 3 2 3 3 0 20-16 20-41z"><text:p/></draw:path><draw:path draw:style-name="gr163" draw:text-style-name="P20" svg:width="0.096cm" svg:height="0.135cm" svg:x="3.647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64" draw:text-style-name="P20" svg:width="0.021cm" svg:height="0.09cm" svg:x="3.829cm" svg:y="0.091cm" svg:viewBox="0 0 22 91" svg:d="M22 11c0-6-5-11-11-11s-11 5-11 11 5 11 11 11 11-5 11-11zM22 80c0-6-5-12-11-12s-11 6-11 12 5 11 11 11 11-5 11-11z"><text:p/></draw:path><draw:path draw:style-name="gr165" draw:text-style-name="P20" svg:width="0.028cm" svg:height="0.208cm" svg:x="3.953cm" svg:y="0.024cm" svg:viewBox="0 0 29 209" svg:d="M29 209c0-2 0-5 0-8-7 0-14 0-21 0 0-64 0-129 0-193 7 0 14 0 21 0 0-3 0-5 0-8-10 0-19 0-29 0 0 70 0 139 0 209 10 0 19 0 29 0z"><text:p/></draw:path><draw:path draw:style-name="gr166" draw:text-style-name="P20" svg:width="0.088cm" svg:height="0.143cm" svg:x="3.995cm" svg:y="0.042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67" draw:text-style-name="P20" svg:width="0.024cm" svg:height="0.062cm" svg:x="4.11cm" svg:y="0.159cm" svg:viewBox="0 0 25 63" svg:d="M25 22c0-14-6-22-14-22-7 0-11 5-11 11s4 12 11 12c3 0 6-1 8-3 0-1 0-1 1-1 0 1 0 0 0 3 0 16-7 28-14 35-2 3-2 3-2 3 0 2 1 3 1 3 3 0 20-16 20-41z"><text:p/></draw:path><draw:path draw:style-name="gr168" draw:text-style-name="P20" svg:width="0.187cm" svg:height="0.094cm" svg:x="4.197cm" svg:y="0.089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69" draw:text-style-name="P20" svg:width="0.028cm" svg:height="0.208cm" svg:x="4.401cm" svg:y="0.024cm" svg:viewBox="0 0 29 209" svg:d="M29 0c-10 0-19 0-29 0 0 3 0 5 0 8 7 0 14 0 20 0 0 64 0 129 0 193-6 0-13 0-20 0 0 3 0 6 0 8 10 0 19 0 29 0 0-70 0-139 0-209z"><text:p/></draw:path><draw:path draw:style-name="gr170" draw:text-style-name="P20" svg:width="0.186cm" svg:height="0.109cm" svg:x="4.525cm" svg:y="0.074cm" svg:viewBox="0 0 187 110" svg:d="M164 59c-12 9-17 18-19 21-9 14-7 18-11 27 0 3 3 3 5 3 3 0 3 0 4-5 5-20 17-38 41-48 3 0 3-1 3-2 0-2-1-2-2-2-9-4-34-15-42-50-1-2-1-3-4-3-2 0-5 0-5 2 0 1 2 14 11 29 4 6 10 13 19 20-52 0-104 0-156 0-4 0-8 0-8 4s4 4 8 4c52 0 104 0 156 0z"><text:p/></draw:path><draw:path draw:style-name="gr171" draw:text-style-name="P20" svg:width="0.144cm" svg:height="0.143cm" svg:x="4.786cm" svg:y="0.038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2"><draw:g text:anchor-type="as-char" svg:y="-0.171cm" draw:z-index="38" draw:style-name="gr1"><svg:title>TexMaths</svg:title><svg:desc>6§inline§(f \ast g)(t) = \int^\infty_{-\infty} f(\tau)g(t+\tau) d\tau \quad for f,g:[0,\infty] \rightarrow \mathbb{R}§svg§600§TRUE§</svg:desc><draw:path draw:style-name="gr94" draw:text-style-name="P20" svg:width="0.048cm" svg:height="0.208cm" svg:x="0cm" svg:y="0.024cm" svg:viewBox="0 0 49 209" svg:d="M49 208c0-1 0-2-3-5-27-26-34-66-34-98 0-36 8-73 34-99 3-2 3-3 3-4s-1-2-2-2c-2 0-21 14-34 41-11 23-13 46-13 64 0 16 2 42 14 65 12 26 31 39 33 39 1 0 2 0 2-1z"><text:p/></draw:path><draw:path draw:style-name="gr95" draw:text-style-name="P20" svg:width="0.104cm" svg:height="0.189cm" svg:x="0.072cm" svg:y="0.035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96" draw:text-style-name="P20" svg:width="0.076cm" svg:height="0.09cm" svg:x="0.247cm" svg:y="0.084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97" draw:text-style-name="P20" svg:width="0.096cm" svg:height="0.135cm" svg:x="0.389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98" draw:text-style-name="P20" svg:width="0.048cm" svg:height="0.208cm" svg:x="0.506cm" svg:y="0.024cm" svg:viewBox="0 0 49 209" svg:d="M49 105c0-16-2-42-14-66-13-25-31-39-33-39-1 0-2 1-2 2s0 2 4 5c21 21 33 54 33 98 0 36-8 73-35 99-2 2-2 3-2 4s1 1 2 1c2 0 21-14 33-40 11-24 14-46 14-64z"><text:p/></draw:path><draw:path draw:style-name="gr99" draw:text-style-name="P20" svg:width="0.048cm" svg:height="0.208cm" svg:x="0.597cm" svg:y="0.024cm" svg:viewBox="0 0 49 209" svg:d="M49 208c0-1 0-2-3-5-27-26-33-66-33-98 0-36 7-73 33-99 3-2 3-3 3-4s-1-2-2-2c-2 0-21 14-34 41-11 23-13 46-13 64 0 16 2 42 14 65 13 26 31 39 33 39 1 0 2 0 2-1z"><text:p/></draw:path><draw:path draw:style-name="gr100" draw:text-style-name="P20" svg:width="0.064cm" svg:height="0.132cm" svg:x="0.663cm" svg:y="0.05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101" draw:text-style-name="P20" svg:width="0.048cm" svg:height="0.208cm" svg:x="0.746cm" svg:y="0.024cm" svg:viewBox="0 0 49 209" svg:d="M49 105c0-16-2-42-14-66-13-25-31-39-33-39-1 0-2 1-2 2s0 2 4 5c21 21 33 54 33 98 0 36-8 73-34 99-3 2-3 3-3 4s1 1 2 1c2 0 21-14 33-40 11-24 14-46 14-64z"><text:p/></draw:path><draw:path draw:style-name="gr102" draw:text-style-name="P20" svg:width="0.139cm" svg:height="0.048cm" svg:x="0.887cm" svg:y="0.105cm" svg:viewBox="0 0 140 49" svg:d="M133 8c3 0 7 0 7-4s-4-4-7-4c-42 0-84 0-126 0-3 0-7 0-7 4s4 4 7 4c42 0 84 0 126 0zM133 49c3 0 7 0 7-4s-4-4-7-4c-42 0-84 0-126 0-3 0-7 0-7 4s4 4 7 4c42 0 84 0 126 0z"><text:p/></draw:path><draw:path draw:style-name="gr103" draw:text-style-name="P20" svg:width="0.115cm" svg:height="0.232cm" svg:x="1.109cm" svg:y="0.013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04" draw:text-style-name="P20"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05" draw:text-style-name="P20" svg:width="0.099cm" svg:height="0.006cm" svg:x="1.213cm" svg:y="0.215cm" svg:viewBox="0 0 100 7" svg:d="M94 7c2 0 6 0 6-3 0-4-4-4-6-4-30 0-59 0-88 0-2 0-6 0-6 4 0 3 3 3 6 3 29 0 58 0 88 0z"><text:p/></draw:path><draw:path draw:style-name="gr106" draw:text-style-name="P20" svg:width="0.144cm" svg:height="0.065cm" svg:x="1.34cm" svg:y="0.192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107" draw:text-style-name="P20" svg:width="0.104cm" svg:height="0.189cm" svg:x="1.554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08" draw:text-style-name="P20" svg:width="0.048cm" svg:height="0.208cm" svg:x="1.69cm" svg:y="0.024cm" svg:viewBox="0 0 49 209" svg:d="M49 208c0-1 0-2-4-5-26-26-33-66-33-98 0-36 8-73 34-99 3-2 3-3 3-4s-1-2-2-2c-3 0-21 14-34 41-11 23-13 46-13 64 0 16 2 42 14 65 12 26 30 39 33 39 1 0 2 0 2-1z"><text:p/></draw:path><draw:path draw:style-name="gr109" draw:text-style-name="P20" svg:width="0.101cm" svg:height="0.092cm" svg:x="1.756cm" svg:y="0.091cm" svg:viewBox="0 0 102 93" svg:d="M56 13c12 0 24 0 36 0 2 0 10 0 10-8 0-5-4-5-8-5-20 0-39 0-59 0-4 0-13 0-22 10-7 7-13 18-13 19 0 0 0 2 2 2s3-1 4-2c10-16 22-16 27-16 6 0 11 0 17 0-7 22-13 44-21 67 0 2-1 7-1 7 0 3 1 6 6 6 7 0 7-6 8-9 5-24 10-47 14-71z"><text:p/></draw:path><draw:path draw:style-name="gr110" draw:text-style-name="P20" svg:width="0.048cm" svg:height="0.208cm" svg:x="1.879cm" svg:y="0.024cm" svg:viewBox="0 0 49 209" svg:d="M49 105c0-16-2-42-14-66-13-25-31-39-33-39-1 0-2 1-2 2s0 2 4 5c21 21 33 54 33 98 0 36-8 73-34 99-3 2-3 3-3 4s1 1 2 1c2 0 21-14 33-40 11-24 14-46 14-64z"><text:p/></draw:path><draw:path draw:style-name="gr111" draw:text-style-name="P20" svg:width="0.096cm" svg:height="0.135cm" svg:x="1.952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12" draw:text-style-name="P20" svg:width="0.048cm" svg:height="0.208cm" svg:x="2.078cm" svg:y="0.024cm" svg:viewBox="0 0 49 209" svg:d="M49 208c0-1 0-2-4-5-26-26-33-66-33-98 0-36 8-73 34-99 3-2 3-3 3-4s-1-2-2-2c-3 0-22 14-34 41-11 23-13 46-13 64 0 16 2 42 14 65 12 26 30 39 33 39 1 0 2 0 2-1z"><text:p/></draw:path><draw:path draw:style-name="gr113" draw:text-style-name="P20" svg:width="0.063cm" svg:height="0.132cm" svg:x="2.144cm" svg:y="0.05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114" draw:text-style-name="P20" svg:width="0.139cm" svg:height="0.138cm" svg:x="2.273cm" svg:y="0.059cm" svg:viewBox="0 0 140 139" svg:d="M74 74c20 0 39 0 59 0 3 0 7 0 7-4s-4-4-7-4c-20 0-39 0-59 0 0-20 0-40 0-59 0-3 0-7-4-7s-4 4-4 7c0 19 0 39 0 59-20 0-39 0-59 0-3 0-7 0-7 4s4 4 7 4c20 0 39 0 59 0 0 19 0 39 0 59 0 3 0 6 4 6s4-3 4-6c0-20 0-40 0-59z"><text:p/></draw:path><draw:path draw:style-name="gr115" draw:text-style-name="P20" svg:width="0.101cm" svg:height="0.092cm" svg:x="2.477cm" svg:y="0.091cm" svg:viewBox="0 0 102 93" svg:d="M56 13c12 0 24 0 36 0 3 0 10 0 10-8 0-5-4-5-8-5-20 0-39 0-59 0-4 0-13 0-22 10-7 7-13 18-13 19 0 0 0 2 3 2 1 0 2-1 3-2 10-16 22-16 27-16 6 0 11 0 17 0-6 22-13 44-20 67-1 2-2 7-2 7 0 3 1 6 6 6 7 0 8-6 9-9 4-24 9-47 13-71z"><text:p/></draw:path><draw:path draw:style-name="gr116" draw:text-style-name="P20" svg:width="0.048cm" svg:height="0.208cm" svg:x="2.6cm" svg:y="0.024cm" svg:viewBox="0 0 49 209" svg:d="M49 105c0-16-2-42-14-66-12-25-31-39-33-39-1 0-2 1-2 2s0 2 4 5c21 21 33 54 33 98 0 36-8 73-34 99-3 2-3 3-3 4s1 1 2 1c2 0 21-14 34-40 11-24 13-46 13-64z"><text:p/></draw:path><draw:path draw:style-name="gr117" draw:text-style-name="P20" svg:width="0.099cm" svg:height="0.146cm" svg:x="2.679cm" svg:y="0.036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18" draw:text-style-name="P20" svg:width="0.101cm" svg:height="0.092cm" svg:x="2.785cm" svg:y="0.091cm" svg:viewBox="0 0 102 93" svg:d="M56 13c12 0 24 0 36 0 3 0 10 0 10-8 0-5-4-5-8-5-20 0-39 0-59 0-4 0-13 0-22 10-7 7-13 18-13 19 0 0 0 2 3 2 1 0 2-1 3-2 10-16 22-16 27-16 6 0 11 0 17 0-7 22-13 44-21 67 0 2-1 7-1 7 0 3 1 6 6 6 7 0 8-6 9-9 4-24 9-47 13-71z"><text:p/></draw:path><draw:path draw:style-name="gr119" draw:text-style-name="P20" svg:width="0.105cm" svg:height="0.189cm" svg:x="3.118cm" svg:y="0.035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20" draw:text-style-name="P20" svg:width="0.089cm" svg:height="0.094cm" svg:x="3.241cm" svg:y="0.089cm" svg:viewBox="0 0 90 95" svg:d="M90 36c0-22-14-36-34-36-28 0-56 30-56 60 0 21 14 35 34 35 28 0 56-29 56-59zM34 91c-9 0-18-7-18-23 0-11 5-33 12-44 10-16 22-19 28-19 12 0 19 10 19 23 0 8-4 30-13 43-7 13-18 20-28 20z"><text:p/></draw:path><draw:path draw:style-name="gr121" draw:text-style-name="P20" svg:width="0.085cm" svg:height="0.094cm" svg:x="3.341cm" svg:y="0.089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22" draw:text-style-name="P20" svg:width="0.104cm" svg:height="0.189cm" svg:x="3.447cm" svg:y="0.035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23" draw:text-style-name="P20" svg:width="0.024cm" svg:height="0.062cm" svg:x="3.569cm" svg:y="0.159cm" svg:viewBox="0 0 25 63" svg:d="M25 22c0-14-6-22-14-22-7 0-11 5-11 11s4 12 11 12c2 0 5-1 8-3 0-1 0-1 0-1 1 0 1 0 1 3 0 16-7 28-15 35-2 3-2 3-2 3 0 2 1 3 2 3 3 0 20-16 20-41z"><text:p/></draw:path><draw:path draw:style-name="gr124" draw:text-style-name="P20" svg:width="0.096cm" svg:height="0.135cm" svg:x="3.647cm" svg:y="0.089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25" draw:text-style-name="P20" svg:width="0.021cm" svg:height="0.09cm" svg:x="3.829cm" svg:y="0.091cm" svg:viewBox="0 0 22 91" svg:d="M22 11c0-6-5-11-11-11s-11 5-11 11 5 11 11 11 11-5 11-11zM22 80c0-6-5-12-11-12s-11 6-11 12 5 11 11 11 11-5 11-11z"><text:p/></draw:path><draw:path draw:style-name="gr126" draw:text-style-name="P20" svg:width="0.028cm" svg:height="0.208cm" svg:x="3.953cm" svg:y="0.024cm" svg:viewBox="0 0 29 209" svg:d="M29 209c0-2 0-5 0-8-7 0-14 0-21 0 0-64 0-129 0-193 7 0 14 0 21 0 0-3 0-5 0-8-10 0-19 0-29 0 0 70 0 139 0 209 10 0 19 0 29 0z"><text:p/></draw:path><draw:path draw:style-name="gr127" draw:text-style-name="P20" svg:width="0.088cm" svg:height="0.143cm" svg:x="3.995cm" svg:y="0.042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28" draw:text-style-name="P20" svg:width="0.024cm" svg:height="0.062cm" svg:x="4.11cm" svg:y="0.159cm" svg:viewBox="0 0 25 63" svg:d="M25 22c0-14-6-22-14-22-7 0-11 5-11 11s4 12 11 12c3 0 6-1 8-3 0-1 0-1 1-1 0 1 0 0 0 3 0 16-7 28-14 35-2 3-2 3-2 3 0 2 1 3 1 3 3 0 20-16 20-41z"><text:p/></draw:path><draw:path draw:style-name="gr129" draw:text-style-name="P20" svg:width="0.187cm" svg:height="0.094cm" svg:x="4.197cm" svg:y="0.089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30" draw:text-style-name="P20" svg:width="0.028cm" svg:height="0.208cm" svg:x="4.401cm" svg:y="0.024cm" svg:viewBox="0 0 29 209" svg:d="M29 0c-10 0-19 0-29 0 0 3 0 5 0 8 7 0 14 0 20 0 0 64 0 129 0 193-6 0-13 0-20 0 0 3 0 6 0 8 10 0 19 0 29 0 0-70 0-139 0-209z"><text:p/></draw:path><draw:path draw:style-name="gr131" draw:text-style-name="P20" svg:width="0.186cm" svg:height="0.109cm" svg:x="4.525cm" svg:y="0.074cm" svg:viewBox="0 0 187 110" svg:d="M164 59c-12 9-17 18-19 21-9 14-7 18-11 27 0 2 3 3 5 3 3 0 3 0 4-5 5-20 17-38 41-48 3 0 3-1 3-2 0-2-1-2-2-2-9-4-34-15-42-50-1-2-1-3-4-3-2 0-5 0-5 2 0 1 2 14 11 29 4 6 10 13 19 20-52 0-104 0-156 0-4 0-8 0-8 4s4 4 8 4c52 0 104 0 156 0z"><text:p/></draw:path><draw:path draw:style-name="gr132" draw:text-style-name="P20" svg:width="0.144cm" svg:height="0.143cm" svg:x="4.786cm" svg:y="0.038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14">commutative: <text:span text:style-name="T2"><draw:g text:anchor-type="as-char" svg:y="-0.148cm" draw:z-index="39" draw:style-name="gr1"><svg:title>TexMaths</svg:title><svg:desc>6§inline§f \ast g = g \ast f§svg§600§TRUE§</svg:desc><draw:path draw:style-name="gr87" draw:text-style-name="P20"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88" draw:text-style-name="P20"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89" draw:text-style-name="P20"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90" draw:text-style-name="P20" svg:width="0.139cm" svg:height="0.049cm" svg:x="0.492cm" svg:y="0.072cm" svg:viewBox="0 0 140 50" svg:d="M133 9c3 0 7-1 7-5s-4-4-7-4c-42 0-84 0-126 0-3 0-7 0-7 4s4 5 7 5c42 0 84 0 126 0zM133 50c3 0 7 0 7-4 0-5-4-5-7-5-42 0-84 0-126 0-3 0-7 0-7 5 0 4 4 4 7 4 42 0 84 0 126 0z"><text:p/></draw:path><draw:path draw:style-name="gr91" draw:text-style-name="P20"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92" draw:text-style-name="P20"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93" draw:text-style-name="P20"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2">, associative </text:span><text:span text:style-name="T2"><draw:g text:anchor-type="as-char" svg:y="-0.157cm" draw:z-index="40" draw:style-name="gr1"><svg:title>TexMaths</svg:title><svg:desc>6§inline§(f\ast g) \ast h = f\ast (g \ast h)§svg§600§TRUE§</svg:desc><draw:path draw:style-name="gr72" draw:text-style-name="P20" svg:width="0.048cm" svg:height="0.208cm" svg:x="0cm" svg:y="0cm" svg:viewBox="0 0 49 209" svg:d="M49 206l-3-4c-27-27-34-66-34-98 0-36 8-72 34-98 3-3 3-3 3-4s-1-2-2-2c-2 0-21 14-34 41-11 23-13 46-13 63 0 16 2 41 14 65 12 26 31 40 33 40 1 0 2-1 2-3z"><text:p/></draw:path><draw:path draw:style-name="gr73" draw:text-style-name="P20"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74" draw:text-style-name="P20"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75" draw:text-style-name="P20"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76" draw:text-style-name="P20" svg:width="0.048cm" svg:height="0.208cm" svg:x="0.506cm" svg:y="0cm" svg:viewBox="0 0 49 209" svg:d="M49 104c0-16-2-41-14-65-13-25-31-39-33-39-1 0-2 1-2 2s0 1 4 5c21 20 33 54 33 97 0 35-8 72-35 99-2 3-2 3-2 3 0 1 1 3 2 3 2 0 21-15 33-42 11-22 14-45 14-63z"><text:p/></draw:path><draw:path draw:style-name="gr77" draw:text-style-name="P20"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78" draw:text-style-name="P20"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79" draw:text-style-name="P20" svg:width="0.139cm" svg:height="0.048cm" svg:x="0.966cm" svg:y="0.079cm" svg:viewBox="0 0 140 49" svg:d="M133 9c3 0 7-1 7-5s-4-4-7-4c-42 0-84 0-126 0-3 0-7 0-7 4s4 5 7 5c42 0 84 0 126 0zM133 49c3 0 7 0 7-4s-4-4-7-4c-42 0-84 0-126 0-3 0-7 0-7 4s4 4 7 4c42 0 84 0 126 0z"><text:p/></draw:path><draw:path draw:style-name="gr80" draw:text-style-name="P20"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81" draw:text-style-name="P20"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82" draw:text-style-name="P20" svg:width="0.048cm" svg:height="0.208cm" svg:x="1.522cm" svg:y="0cm" svg:viewBox="0 0 49 209" svg:d="M49 206l-4-4c-26-27-33-66-33-98 0-36 8-72 34-98 3-3 3-3 3-4s-1-2-2-2c-3 0-21 14-34 41-11 23-13 46-13 63 0 16 2 41 14 65 12 26 30 40 33 40 1 0 2-1 2-3z"><text:p/></draw:path><draw:path draw:style-name="gr83" draw:text-style-name="P20"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84" draw:text-style-name="P20"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85" draw:text-style-name="P20"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86" draw:text-style-name="P20" svg:width="0.048cm" svg:height="0.208cm" svg:x="2.024cm" svg:y="0cm" svg:viewBox="0 0 49 209" svg:d="M49 104c0-16-2-41-14-65-13-25-31-39-33-39-1 0-2 1-2 2s0 1 4 5c21 20 33 54 33 97 0 35-8 72-34 99-3 3-3 3-3 3 0 1 1 3 2 3 2 0 21-15 34-42 11-22 13-45 13-63z"><text:p/></draw:path></draw:g></text:span><text:span text:style-name="T2"><text:s/>distributive: </text:span><text:span text:style-name="T2"><draw:g text:anchor-type="as-char" svg:y="-0.157cm" draw:z-index="41" draw:style-name="gr1"><svg:title>TexMaths</svg:title><svg:desc>6§inline§f_1 \ast (f_2+f_3)=f_1 \ast f_2+f_1 \ast f_3
§svg§600§TRUE§</svg:desc><draw:path draw:style-name="gr50" draw:text-style-name="P20"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51" draw:text-style-name="P20"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52" draw:text-style-name="P20"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53" draw:text-style-name="P20" svg:width="0.048cm" svg:height="0.207cm" svg:x="0.406cm" svg:y="0cm" svg:viewBox="0 0 49 208" svg:d="M49 206c0-1 0-1-3-5-27-26-33-65-33-97 0-36 7-72 33-99 3-2 3-2 3-3s-1-2-2-2c-2 0-21 14-34 41-10 23-13 46-13 63 0 16 2 41 14 65 13 25 31 39 33 39 1 0 2-1 2-2z"><text:p/></draw:path><draw:path draw:style-name="gr54" draw:text-style-name="P20"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55" draw:text-style-name="P20"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56" draw:text-style-name="P20"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57" draw:text-style-name="P20"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58" draw:text-style-name="P20"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59" draw:text-style-name="P20" svg:width="0.048cm" svg:height="0.207cm" svg:x="1.132cm" svg:y="0cm" svg:viewBox="0 0 49 208" svg:d="M49 104c0-16-2-41-14-65-13-25-31-39-33-39-1 0-2 1-2 2s0 1 4 5c21 20 33 54 33 97 0 35-8 72-34 99-3 2-3 2-3 3s1 2 2 2c2 0 21-14 33-41 11-23 14-46 14-63z"><text:p/></draw:path><draw:path draw:style-name="gr60" draw:text-style-name="P20" svg:width="0.139cm" svg:height="0.048cm" svg:x="1.272cm" svg:y="0.08cm" svg:viewBox="0 0 140 49" svg:d="M133 8c3 0 7 0 7-4s-4-4-7-4c-42 0-84 0-126 0-3 0-7 0-7 4s4 4 7 4c42 0 84 0 126 0zM133 49c3 0 7 0 7-4s-4-4-7-4c-42 0-84 0-126 0-3 0-7 0-7 4s4 4 7 4c42 0 84 0 126 0z"><text:p/></draw:path><draw:path draw:style-name="gr61" draw:text-style-name="P20"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62" draw:text-style-name="P20"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63" draw:text-style-name="P20"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64" draw:text-style-name="P20"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65" draw:text-style-name="P20"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66" draw:text-style-name="P20"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67" draw:text-style-name="P20"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68" draw:text-style-name="P20"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69" draw:text-style-name="P20"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70" draw:text-style-name="P20"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71" draw:text-style-name="P20"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2"><text:s/></text:span></text:p></draw:text-box></draw:frame><draw:frame draw:style-name="fr1" draw:name="Frame8" text:anchor-type="paragraph" svg:x="10.603cm" svg:y="3.159cm" svg:width="8.364cm" draw:z-index="42"><draw:text-box fo:min-height="0.363cm"><text:p text:style-name="P15"><text:span text:style-name="T39">Factorized conv</text:span>: 2 3x3 convolutions can act as an approx for 5x5 conv trading expressiveness for efficiency. Inserting a non-linearity between the 3x3s lets it capture more complex features.</text:p><text:p text:style-name="P16">Separable conv: <text:span text:style-name="T33">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26">: </text:span><text:span text:style-name="T34">smaller res, hierarchal features (concentrates abstract features), shift/deform Invariance. </text:span><text:span text:style-name="T35">Break shift-equivariance by blurring sample to avoid the shifting pooling issue.</text:span></text:p></draw:text-box></draw:frame><draw:frame draw:style-name="fr1" draw:name="Frame10" text:anchor-type="paragraph" svg:x="6.361cm" svg:y="3.489cm" svg:width="4.244cm" draw:z-index="44"><draw:text-box fo:min-height="0.503cm"><text:p text:style-name="P17"><draw:g text:anchor-type="as-char" svg:y="-0.169cm" draw:z-index="45" draw:style-name="gr1"><svg:title>TexMaths</svg:title><svg:desc>6§inline§M =\left\lfloor \frac{M+2\times P - D \times (K-1)-1}{S} + 1\right\rfloor§svg§600§TRUE§</svg:desc><draw:path draw:style-name="gr27" draw:text-style-name="P20" svg:width="0.21cm" svg:height="0.142cm" svg:x="0cm" svg:y="0.099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28" draw:text-style-name="P20" svg:width="0.139cm" svg:height="0.048cm" svg:x="0.289cm" svg:y="0.165cm" svg:viewBox="0 0 140 49" svg:d="M133 8c3 0 7 0 7-4s-4-4-7-4c-42 0-84 0-126 0-3 0-7 0-7 4s4 4 7 4c42 0 84 0 126 0zM133 49c3 0 7 0 7-4s-4-4-7-4c-42 0-84 0-126 0-3 0-7 0-7 4s4 4 7 4c42 0 84 0 126 0z"><text:p/></draw:path><draw:path draw:style-name="gr29" draw:text-style-name="P20" svg:width="0.059cm" svg:height="0.377cm" svg:x="0.547cm" svg:y="0cm" svg:viewBox="0 0 60 378" svg:d="M0 378c20 0 40 0 60 0 0-3 0-7 0-10-17 0-33 0-50 0 0-123 0-245 0-368-3 0-6 0-10 0 0 126 0 252 0 378z"><text:p/></draw:path><draw:path draw:style-name="gr30" draw:text-style-name="P20" svg:width="0.156cm" svg:height="0.099cm" svg:x="0.647cm" svg:y="0.04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31" draw:text-style-name="P20" svg:width="0.108cm" svg:height="0.107cm" svg:x="0.823cm" svg:y="0.048cm" svg:viewBox="0 0 109 108" svg:d="M58 58c15 0 30 0 45 0 2 0 6 0 6-3 0-4-4-4-6-4-15 0-30 0-45 0 0-15 0-31 0-46 0-1 0-5-3-5-4 0-4 4-4 5 0 15 0 31 0 46-15 0-31 0-46 0-1 0-5 0-5 4 0 3 4 3 5 3 15 0 31 0 46 0 0 15 0 30 0 45 0 2 0 5 3 5 4 0 4-2 4-5 0-15 0-30 0-45z"><text:p/></draw:path><draw:path draw:style-name="gr32" draw:text-style-name="P20"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33" draw:text-style-name="P20" svg:width="0.078cm" svg:height="0.078cm" svg:x="1.052cm" svg:y="0.064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34" draw:text-style-name="P20" svg:width="0.111cm" svg:height="0.099cm" svg:x="1.168cm" svg:y="0.04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35" draw:text-style-name="P20" svg:width="0.099cm" svg:height="0.006cm" svg:x="1.304cm" svg:y="0.1cm" svg:viewBox="0 0 100 7" svg:d="M94 7c3 0 6 0 6-3 0-4-3-4-6-4-29 0-59 0-88 0-2 0-6 0-6 4 0 3 4 3 6 3 29 0 59 0 88 0z"><text:p/></draw:path><draw:path draw:style-name="gr36" draw:text-style-name="P20" svg:width="0.12cm" svg:height="0.099cm" svg:x="1.43cm" svg:y="0.04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37" draw:text-style-name="P20" svg:width="0.078cm" svg:height="0.078cm" svg:x="1.588cm" svg:y="0.064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38" draw:text-style-name="P20" svg:width="0.037cm" svg:height="0.146cm" svg:x="1.71cm" svg:y="0.029cm" svg:viewBox="0 0 38 147" svg:d="M35 0c-28 20-35 51-35 74 0 20 6 52 35 73 2 0 3 0 3-2 0-1 0-1-1-2-20-18-27-42-27-69 0-40 15-60 27-70 1-1 1-2 1-2 0-2-1-2-3-2z"><text:p/></draw:path><draw:path draw:style-name="gr39" draw:text-style-name="P20" svg:width="0.133cm" svg:height="0.099cm" svg:x="1.769cm" svg:y="0.04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40" draw:text-style-name="P20" svg:width="0.099cm" svg:height="0.006cm" svg:x="1.927cm" svg:y="0.1cm" svg:viewBox="0 0 100 7" svg:d="M94 7c3 0 6 0 6-3 0-4-3-4-6-4-29 0-59 0-88 0-2 0-6 0-6 4 0 3 4 3 6 3 29 0 59 0 88 0z"><text:p/></draw:path><draw:path draw:style-name="gr41" draw:text-style-name="P20"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42" draw:text-style-name="P20" svg:width="0.037cm" svg:height="0.146cm" svg:x="2.138cm" svg:y="0.029cm" svg:viewBox="0 0 38 147" svg:d="M2 0c0 0-2 0-2 2 0 0 1 1 1 2 13 12 27 31 27 70 0 30-9 54-26 68-2 2-2 2-2 3s1 2 2 2c2 0 15-10 26-28 6-12 10-28 10-45 0-21-6-54-36-74z"><text:p/></draw:path><draw:path draw:style-name="gr43" draw:text-style-name="P20" svg:width="0.099cm" svg:height="0.006cm" svg:x="2.209cm" svg:y="0.1cm" svg:viewBox="0 0 100 7" svg:d="M94 7c2 0 6 0 6-3 0-4-4-4-6-4-30 0-59 0-88 0-2 0-6 0-6 4 0 3 3 3 6 3 29 0 58 0 88 0z"><text:p/></draw:path><draw:path draw:style-name="gr44" draw:text-style-name="P20" svg:width="0.052cm" svg:height="0.097cm" svg:x="2.341cm" svg:y="0.042cm" svg:viewBox="0 0 53 98" svg:d="M33 4c0-4 0-4-4-4-10 10-23 10-29 10 0 1 0 3 0 5 4 0 13 0 21-4 0 25 0 50 0 75 0 5 0 6-14 6-2 0-5 0-6 0 0 2 0 4 0 6 3 0 21-1 26-1s23 1 26 1c0-2 0-4 0-6-1 0-3 0-5 0-15 0-15-1-15-6 0-27 0-55 0-82z"><text:p/></draw:path><draw:path draw:style-name="gr45" draw:text-style-name="P20" svg:width="1.772cm" svg:height="0.007cm" svg:x="0.636cm" svg:y="0.185cm" svg:viewBox="0 0 1773 8" svg:d="M0 0c591 0 1182 0 1773 0 0 3 0 5 0 8-591 0-1182 0-1773 0 0-3 0-5 0-8z"><text:p/></draw:path><draw:path draw:style-name="gr46" draw:text-style-name="P20"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47" draw:text-style-name="P20"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48" draw:text-style-name="P20"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49" draw:text-style-name="P20"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18">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2"><draw:g text:anchor-type="as-char" svg:y="-0.157cm" draw:z-index="48" draw:style-name="gr1"><svg:title>TexMaths</svg:title><svg:desc>6§inline§||f(\vec{x})-f(D_\tau\vec{x})|| \approx || \triangledown \tau ||§svg§600§TRUE§</svg:desc><draw:path draw:style-name="gr3" draw:text-style-name="P20" svg:width="0.007cm" svg:height="0.207cm" svg:x="0cm" svg:y="0cm" svg:viewBox="0 0 8 208" svg:d="M8 8c0-4 0-8-4-8s-4 4-4 8c0 64 0 128 0 192 0 4 0 8 4 8s4-4 4-8c0-64 0-128 0-192z"><text:p/></draw:path><draw:path draw:style-name="gr4" draw:text-style-name="P20" svg:width="0.007cm" svg:height="0.207cm" svg:x="0.058cm" svg:y="0cm" svg:viewBox="0 0 8 208" svg:d="M8 8c0-4 0-8-4-8s-4 4-4 8c0 64 0 128 0 192 0 4 0 8 4 8s4-4 4-8c0-64 0-128 0-192z"><text:p/></draw:path><draw:path draw:style-name="gr5" draw:text-style-name="P20"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6" draw:text-style-name="P20" svg:width="0.048cm" svg:height="0.207cm" svg:x="0.238cm" svg:y="0cm" svg:viewBox="0 0 49 208" svg:d="M49 206c0-1 0-1-4-5-26-26-33-65-33-97 0-36 8-72 34-99 3-2 3-2 3-3s-1-2-2-2c-3 0-21 14-34 41-11 23-13 46-13 63 0 16 2 41 14 65 12 25 30 39 33 39 1 0 2-1 2-2z"><text:p/></draw:path><draw:path draw:style-name="gr7" draw:text-style-name="P20" svg:width="0.093cm" svg:height="0.04cm" svg:x="0.335cm" svg:y="0.008cm" svg:viewBox="0 0 94 41" svg:d="M75 24c-3 3-10 9-10 13 0 2 2 4 4 4s3-2 4-3c3-3 7-9 17-13 1-1 4-2 4-5 0-2-2-3-3-4-5-3-8-6-9-12 0-2-2-4-5-4s-4 2-4 4c0 1 2 8 6 12-24 0-48 0-72 0-3 0-7 0-7 4s4 4 7 4c23 0 45 0 68 0z"><text:p/></draw:path><draw:path draw:style-name="gr8" draw:text-style-name="P20"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9" draw:text-style-name="P20" svg:width="0.048cm" svg:height="0.207cm" svg:x="0.432cm" svg:y="0cm" svg:viewBox="0 0 49 208" svg:d="M49 104c0-16-3-41-14-65-13-25-31-39-33-39-1 0-2 1-2 2s0 1 4 5c21 20 33 54 33 97 0 35-8 72-35 99-2 2-2 2-2 3s1 2 2 2c2 0 21-14 33-41 11-23 14-46 14-63z"><text:p/></draw:path><draw:path draw:style-name="gr10" draw:text-style-name="P20" svg:width="0.127cm" svg:height="0.007cm" svg:x="0.566cm" svg:y="0.1cm" svg:viewBox="0 0 128 8" svg:d="M121 8c4 0 7 0 7-4s-3-4-7-4c-38 0-76 0-114 0-3 0-7 0-7 4s4 4 7 4c38 0 76 0 114 0z"><text:p/></draw:path><draw:path draw:style-name="gr11" draw:text-style-name="P20"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12" draw:text-style-name="P20" svg:width="0.048cm" svg:height="0.207cm" svg:x="0.906cm" svg:y="0cm" svg:viewBox="0 0 49 208" svg:d="M49 206c0-1 0-1-3-5-27-26-33-65-33-97 0-36 7-72 33-99 3-2 3-2 3-3s0-2-2-2-21 14-33 41c-11 23-14 46-14 63 0 16 2 41 14 65 13 25 31 39 33 39s2-1 2-2z"><text:p/></draw:path><draw:path draw:style-name="gr13" draw:text-style-name="P20"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14" draw:text-style-name="P20"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15" draw:text-style-name="P20" svg:width="0.093cm" svg:height="0.04cm" svg:x="1.282cm" svg:y="0.008cm" svg:viewBox="0 0 94 41" svg:d="M75 24c-3 3-10 9-10 13 0 2 2 4 4 4s3-2 4-3c3-3 7-9 17-13 1-1 4-2 4-5 0-2-2-3-3-4-5-3-8-6-9-12 0-2-2-4-5-4s-4 2-4 4c0 1 2 8 6 12-24 0-48 0-72 0-3 0-7 0-7 4s4 4 7 4c23 0 45 0 68 0z"><text:p/></draw:path><draw:path draw:style-name="gr16" draw:text-style-name="P20"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7" draw:text-style-name="P20" svg:width="0.048cm" svg:height="0.207cm" svg:x="1.379cm" svg:y="0cm" svg:viewBox="0 0 49 208" svg:d="M49 104c0-16-3-41-14-65-13-25-31-39-33-39-1 0-2 1-2 2s0 1 4 5c21 20 33 54 33 97 0 35-8 72-35 99-2 2-2 2-2 3s1 2 2 2c2 0 21-14 33-41 11-23 14-46 14-63z"><text:p/></draw:path><draw:path draw:style-name="gr18" draw:text-style-name="P20" svg:width="0.007cm" svg:height="0.207cm" svg:x="1.474cm" svg:y="0cm" svg:viewBox="0 0 8 208" svg:d="M8 8c0-4 0-8-4-8s-4 4-4 8c0 64 0 128 0 192 0 4 0 8 4 8s4-4 4-8c0-64 0-128 0-192z"><text:p/></draw:path><draw:path draw:style-name="gr19" draw:text-style-name="P20" svg:width="0.007cm" svg:height="0.207cm" svg:x="1.533cm" svg:y="0cm" svg:viewBox="0 0 8 208" svg:d="M8 8c0-4 0-8-4-8s-4 4-4 8c0 64 0 128 0 192 0 4 0 8 4 8s4-4 4-8c0-64 0-128 0-192z"><text:p/></draw:path><draw:path draw:style-name="gr20" draw:text-style-name="P20"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21" draw:text-style-name="P20" svg:width="0.007cm" svg:height="0.207cm" svg:x="1.872cm" svg:y="0cm" svg:viewBox="0 0 8 208" svg:d="M8 8c0-4 0-8-4-8s-4 4-4 8c0 64 0 128 0 192 0 4 0 8 4 8s4-4 4-8c0-64 0-128 0-192z"><text:p/></draw:path><draw:path draw:style-name="gr22" draw:text-style-name="P20" svg:width="0.007cm" svg:height="0.207cm" svg:x="1.931cm" svg:y="0cm" svg:viewBox="0 0 8 208" svg:d="M8 8c0-4 0-8-4-8s-4 4-4 8c0 64 0 128 0 192 0 4 0 8 4 8s4-4 4-8c0-64 0-128 0-192z"><text:p/></draw:path><draw:path draw:style-name="gr23" draw:text-style-name="P20" svg:width="0.115cm" svg:height="0.122cm" svg:x="1.982cm" svg:y="0.036cm" svg:viewBox="0 0 116 123" svg:d="M115 8c1-3 1-3 1-4 0-4-4-4-7-4-34 0-68 0-102 0-3 0-7 0-7 4 0 1 0 2 1 3 18 38 35 75 52 113 2 3 4 3 5 3s3 0 3-1c18-38 36-76 54-114zM11 8c32 0 63 0 95 0-16 34-32 68-48 102-15-34-32-68-47-102z"><text:p/></draw:path><draw:path draw:style-name="gr24" draw:text-style-name="P20"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25" draw:text-style-name="P20" svg:width="0.007cm" svg:height="0.207cm" svg:x="2.258cm" svg:y="0cm" svg:viewBox="0 0 8 208" svg:d="M8 8c0-4 0-8-4-8s-4 4-4 8c0 64 0 128 0 192 0 4 0 8 4 8s4-4 4-8c0-64 0-128 0-192z"><text:p/></draw:path><draw:path draw:style-name="gr26" draw:text-style-name="P20" svg:width="0.007cm" svg:height="0.207cm" svg:x="2.316cm" svg:y="0cm" svg:viewBox="0 0 8 208" svg:d="M8 8c0-4 0-8-4-8s-4 4-4 8c0 64 0 128 0 192 0 4 0 8 4 8s4-4 4-8c0-64 0-128 0-192z"><text:p/></draw:path></draw:g></text:span><text:span text:style-name="T2"><text:s/></text:span><text:span text:style-name="T14">deform img </text:span><text:span text:style-name="T14"><draw:g text:anchor-type="as-char" svg:y="-0.092cm" draw:z-index="49" draw:style-name="gr1"><svg:title>TexMaths</svg:title><svg:desc>6§inline§\tau§svg§600§TRUE§</svg:desc><draw:path draw:style-name="gr2" draw:text-style-name="P20"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4">=deform factor</text:span></text:p></draw:text-box></draw:frame><text:span text:style-name="T1"><text:s text:c="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1T22:51:24.759706747</dc:date>
    <meta:editing-duration>PT1H29M36S</meta:editing-duration>
    <meta:editing-cycles>61</meta:editing-cycles>
    <meta:generator>LibreOffice/7.3.7.2$Linux_X86_64 LibreOffice_project/30$Build-2</meta:generator>
    <meta:document-statistic meta:table-count="0" meta:image-count="0" meta:object-count="0" meta:page-count="1" meta:paragraph-count="20" meta:word-count="432" meta:character-count="2901" meta:non-whitespace-character-count="2448"/>
  </office:meta>
</office:document-meta>
</file>